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PAMincho" svg:font-family="IPAMincho" style:font-family-generic="roman"/>
    <style:font-face style:name="LMRoman10-Regular" svg:font-family="LMRoman10-Regular" style:font-family-generic="roman"/>
    <style:font-face style:name="Cursive" svg:font-family="Cursive" style:font-family-generic="script"/>
    <style:font-face style:name="CMBX12" svg:font-family="CMBX12" style:font-family-generic="swiss"/>
    <style:font-face style:name="Courier New" svg:font-family="'Courier New'" style:font-family-generic="modern" style:font-pitch="fixed"/>
    <style:font-face style:name="TeXGyreTermes" svg:font-family="TeXGyreTermes" style:font-adornments="標準" style:font-family-generic="modern" style:font-pitch="variable"/>
    <style:font-face style:name="IPAex明朝" svg:font-family="IPAex明朝" style:font-adornments="標準"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51.56mm"/>
    </style:style>
    <style:style style:name="co2" style:family="table-column">
      <style:table-column-properties fo:break-before="auto" style:column-width="133.51mm"/>
    </style:style>
    <style:style style:name="co3" style:family="table-column">
      <style:table-column-properties fo:break-before="auto" style:column-width="20.06mm"/>
    </style:style>
    <style:style style:name="co4" style:family="table-column">
      <style:table-column-properties fo:break-before="auto" style:column-width="22.58mm"/>
    </style:style>
    <style:style style:name="co5" style:family="table-column">
      <style:table-column-properties fo:break-before="auto" style:column-width="35.93mm"/>
    </style:style>
    <style:style style:name="ro1" style:family="table-row">
      <style:table-row-properties style:row-height="4.52mm" fo:break-before="auto" style:use-optimal-row-height="true"/>
    </style:style>
    <style:style style:name="ro2" style:family="table-row">
      <style:table-row-properties style:row-height="5.26mm" fo:break-before="auto" style:use-optimal-row-height="true"/>
    </style:style>
    <style:style style:name="ro3" style:family="table-row">
      <style:table-row-properties style:row-height="7.3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3.42mm" fo:break-before="auto" style:use-optimal-row-height="true"/>
    </style:style>
    <style:style style:name="ro6" style:family="table-row">
      <style:table-row-properties style:row-height="4.99mm" fo:break-before="auto" style:use-optimal-row-height="true"/>
    </style:style>
    <style:style style:name="ro7" style:family="table-row">
      <style:table-row-properties style:row-height="13.16mm" fo:break-before="auto" style:use-optimal-row-height="true"/>
    </style:style>
    <style:style style:name="ro8" style:family="table-row">
      <style:table-row-properties style:row-height="7.88mm" fo:break-before="auto" style:use-optimal-row-height="true"/>
    </style:style>
    <style:style style:name="ro9" style:family="table-row">
      <style:table-row-properties style:row-height="7.36mm" fo:break-before="auto" style:use-optimal-row-height="true"/>
    </style:style>
    <style:style style:name="ro10" style:family="table-row">
      <style:table-row-properties style:row-height="9.47mm" fo:break-before="auto" style:use-optimal-row-height="true"/>
    </style:style>
    <style:style style:name="ro11" style:family="table-row">
      <style:table-row-properties style:row-height="10.27mm" fo:break-before="auto" style:use-optimal-row-height="false"/>
    </style:style>
    <style:style style:name="ro12" style:family="table-row">
      <style:table-row-properties style:row-height="8.41mm" fo:break-before="auto" style:use-optimal-row-height="true"/>
    </style:style>
    <style:style style:name="ro13" style:family="table-row">
      <style:table-row-properties style:row-height="8.15mm" fo:break-before="auto" style:use-optimal-row-height="true"/>
    </style:style>
    <style:style style:name="ro14" style:family="table-row">
      <style:table-row-properties style:row-height="11.31mm" fo:break-before="auto" style:use-optimal-row-height="true"/>
    </style:style>
    <style:style style:name="ro15" style:family="table-row">
      <style:table-row-properties style:row-height="10mm" fo:break-before="auto" style:use-optimal-row-height="true"/>
    </style:style>
    <style:style style:name="ro16" style:family="table-row">
      <style:table-row-properties style:row-height="12.36mm" fo:break-before="auto" style:use-optimal-row-height="true"/>
    </style:style>
    <style:style style:name="ro17" style:family="table-row">
      <style:table-row-properties style:row-height="4.66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fo:font-size="9pt" fo:font-style="normal" fo:text-shadow="none" style:text-underline-style="none" fo:font-weight="normal" style:text-underline-mode="continuous" style:text-overline-mode="continuous" style:text-line-through-mode="continuous" style:font-size-asian="10.5pt" style:font-style-asian="normal" style:font-weight-asian="normal" style:font-name-complex="IPAMincho" style:font-size-complex="10.5pt"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name-complex="IPAMincho" style:font-size-complex="10.5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IPAMincho" fo:font-size="9pt" fo:font-style="normal" fo:text-shadow="none" style:text-underline-style="none" fo:font-weight="normal" style:text-underline-mode="continuous" style:text-overline-mode="continuous" style:text-line-through-mode="continuous" style:font-name-asian="Arial" style:font-size-asian="10.5pt" style:font-name-complex="IPAMincho" style:font-size-complex="10.5pt"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name-complex="TakaoPGothic" style:font-size-complex="10pt"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color="#000000" fo:font-size="9pt" fo:language="en" fo:country="US" style:language-asian="en" style:country-asian="US" style:language-complex="en" style:country-complex="US"/>
    </style:style>
    <style:style style:name="ce6" style:family="table-cell" style:parent-style-name="Default">
      <style:table-cell-properties fo:wrap-option="wrap"/>
      <style:text-properties fo:color="#000000" style:font-name="IPAMincho" fo:font-size="9pt" fo:language="en" fo:country="US" style:font-name-asian="LMRoman10-Regular" style:font-size-asian="10.5pt" style:language-asian="en" style:country-asian="US" style:font-name-complex="IPAMincho" style:font-size-complex="10.5pt" style:language-complex="en" style:country-complex="US"/>
    </style:style>
    <style:style style:name="ce7" style:family="table-cell" style:parent-style-name="Default">
      <style:table-cell-properties fo:wrap-option="wrap"/>
      <style:text-properties fo:color="#000000" fo:font-size="9pt"/>
    </style:style>
    <style:style style:name="ce8" style:family="table-cell" style:parent-style-name="Default">
      <style:table-cell-properties fo:wrap-option="wrap"/>
      <style:text-properties fo:language="en" fo:country="US" style:language-asian="en" style:country-asian="US" style:language-complex="en" style:country-complex="US"/>
    </style:style>
    <style:style style:name="ce9" style:family="table-cell" style:parent-style-name="Default">
      <style:table-cell-properties fo:wrap-option="wrap"/>
      <style:text-properties fo:color="#000000" style:font-name="IPAMincho" fo:font-size="9pt" style:font-name-complex="IPAMincho"/>
    </style:style>
    <style:style style:name="ce10" style:family="table-cell" style:parent-style-name="Default">
      <style:table-cell-properties fo:wrap-option="wrap"/>
      <style:text-properties fo:color="#000000" fo:font-size="9pt" fo:language="en" fo:country="US" style:language-asian="en" style:country-asian="US" style:font-name-complex="IPAMincho" style:language-complex="en" style:country-complex="US"/>
    </style:style>
    <style:style style:name="ce11" style:family="table-cell" style:parent-style-name="Default">
      <style:table-cell-properties fo:wrap-option="wrap"/>
    </style:style>
    <style:style style:name="ce12" style:family="table-cell" style:parent-style-name="Default">
      <style:text-properties style:use-window-font-color="true" style:text-outline="false" style:text-line-through-style="none" style:text-line-through-type="none" fo:font-size="12pt" fo:font-style="normal" fo:text-shadow="none" style:text-underline-style="none" fo:font-weight="normal" style:text-underline-mode="continuous" style:text-overline-mode="continuous" style:text-line-through-mode="continuous"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4" style:family="table-cell" style:parent-style-name="Default" style:data-style-name="N0"/>
    <style:style style:name="ce15" style:family="table-cell" style:parent-style-name="Default" style:data-style-name="N84"/>
    <style:style style:name="gr1" style:family="graphic">
      <style:graphic-properties draw:stroke="none" draw:fill="none" draw:textarea-horizontal-align="right" draw:textarea-vertical-align="middle" draw:ole-draw-aspect="1"/>
    </style:style>
    <style:style style:name="gr2" style:family="graphic">
      <style:graphic-properties draw:textarea-horizontal-align="justify" draw:textarea-vertical-align="middle" draw:auto-grow-height="false" fo:min-height="6.49mm" fo:min-width="29.99mm" fo:wrap-option="no-wrap"/>
    </style:style>
    <style:style style:name="gr3" style:family="graphic">
      <style:graphic-properties draw:textarea-horizontal-align="justify" draw:textarea-vertical-align="middle" draw:auto-grow-height="false" fo:min-height="6.49mm" fo:min-width="41.25mm" fo:wrap-option="no-wrap"/>
    </style:style>
    <style:style style:name="gr4" style:family="graphic">
      <style:graphic-properties draw:textarea-horizontal-align="justify" draw:textarea-vertical-align="middle" draw:auto-grow-height="false" fo:min-height="6.49mm" fo:min-width="43.75mm" fo:wrap-option="no-wrap"/>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font-family="TeXGyreHeros" style:font-pitch="variable"/>
    </style:style>
    <style:style style:name="T1" style:family="text">
      <style:text-properties fo:font-family="TeXGyreHeros" style:font-pitch="variable"/>
    </style:style>
    <style:style style:name="T2" style:family="text">
      <style:text-properties fo:font-size="12pt"/>
    </style:style>
    <style:style style:name="T3" style:family="text">
      <style:text-properties fo:color="#231f20" style:font-name="CMBX12" fo:font-size="11pt" fo:font-weight="normal" fo:font-style="normal" style:letter-kerning="true" style:font-name-asian="Arial" style:font-name-complex="CMBX12" style:font-size-asian="10.5pt" style:font-size-complex="10.5pt"/>
    </style:style>
    <style:style style:name="T4" style:family="text">
      <style:text-properties fo:color="#000000" fo:font-size="9pt" fo:font-weight="normal" fo:font-style="normal" style:letter-kerning="true" style:font-name-asian="Arial" style:font-name-complex="IPAMincho" style:font-size-asian="10.5pt" style:font-size-complex="10.5pt"/>
    </style:style>
    <style:style style:name="T5" style:family="text">
      <style:text-properties fo:font-weight="normal" fo:font-style="normal" style:letter-kerning="true" style:font-name-asian="LMRoman10-Regular" style:font-name-complex="IPAMincho" style:font-size-asian="10.5pt" style:font-size-complex="10.5pt"/>
    </style:style>
    <style:style style:name="T6" style:family="text">
      <style:text-properties style:font-size-complex="10.5pt" style:font-name="LMRoman10-Regular" fo:font-weight="normal" fo:font-style="normal" style:letter-kerning="true" style:font-name-asian="LMRoman10-Regular" style:font-name-complex="IPAMincho" style:font-size-asian="10.5pt"/>
    </style:style>
    <style:style style:name="T7" style:family="text">
      <style:text-properties fo:font-weight="normal" fo:font-style="normal" style:letter-kerning="true" style:font-name-complex="IPAMincho" style:font-name-asian="IPAMincho" style:font-style-asian="normal" style:font-size-complex="9pt" style:font-style-complex="normal" style:font-weight-asian="normal" style:font-weight-complex="normal" style:font-size-asian="9pt" style:font-name="IPAMincho"/>
    </style:style>
    <style:style style:name="T8" style:family="text">
      <style:text-properties fo:font-weight="normal" fo:font-style="normal" style:letter-kerning="true" style:font-style-asian="normal" style:font-size-complex="9pt" style:font-style-complex="normal" style:font-weight-asian="normal" style:font-weight-complex="normal" style:font-size-asian="9pt" style:font-name="LMRoman10-Regular" style:font-name-asian="LMRoman10-Regular" style:font-name-complex="LMRoman10-Regular"/>
    </style:style>
    <style:style style:name="T9" style:family="text">
      <style:text-properties fo:font-weight="normal" fo:font-style="normal" style:letter-kerning="true" style:font-style-asian="normal" style:font-size-complex="9pt" style:font-style-complex="normal" style:font-weight-asian="normal" style:font-weight-complex="normal" style:font-size-asian="9pt" style:font-name="IPAMincho" style:font-name-asian="IPAMincho" style:font-name-complex="IPAMincho"/>
    </style:style>
    <style:style style:name="T10" style:family="text">
      <style:text-properties style:letter-kerning="true" style:font-name-asian="LMRoman10-Regular" style:font-name-complex="IPAMincho" style:font-size-asian="10.5pt" style:font-size-complex="10.5pt" style:font-name="IPAMincho" fo:font-weight="normal" fo:font-style="normal"/>
    </style:style>
    <style:style style:name="T11" style:family="text">
      <style:text-properties style:letter-kerning="true" style:font-name-asian="LMRoman10-Regular" fo:font-weight="normal" fo:font-style="normal" style:font-name-complex="LMRoman10-Regular" style:font-style-complex="normal" style:font-style-asian="normal" style:font-weight-complex="normal" style:font-weight-asian="normal" style:font-size-complex="9pt" style:font-size-asian="9pt" style:font-name="LMRoman10-Regular"/>
    </style:style>
    <style:style style:name="T12" style:family="text">
      <style:text-properties style:letter-kerning="true" fo:font-weight="normal" fo:font-style="normal" style:font-style-complex="normal" style:font-style-asian="normal" style:font-weight-complex="normal" style:font-weight-asian="normal" style:font-size-complex="9pt" style:font-size-asian="9pt" style:font-name="IPAMincho" style:font-name-asian="IPAMincho" style:font-name-complex="IPAMincho"/>
    </style:style>
    <style:style style:name="T13" style:family="text">
      <style:text-properties style:font-name-asian="LMRoman10-Regular" style:font-name-complex="IPAMincho" style:font-size-asian="10.5pt" style:font-size-complex="10.5pt" fo:color="#000000" style:font-name="IPAMincho" fo:font-size="9pt" style:letter-kerning="true"/>
    </style:style>
    <style:style style:name="T14" style:family="text">
      <style:text-properties style:font-name-complex="IPAMincho" fo:color="#000000" style:font-name="IPAMincho" fo:font-size="9pt" style:letter-kerning="true" style:font-weight-complex="normal" style:font-weight-asian="normal" style:font-name-asian="IPAMincho" fo:font-style="normal" style:font-style-asian="normal" style:font-style-complex="normal" style:font-size-asian="9pt" style:font-size-complex="9pt" fo:font-weight="normal"/>
    </style:style>
    <style:style style:name="T15" style:family="text">
      <style:text-properties fo:color="#000000" fo:font-size="9pt" style:letter-kerning="true" style:font-weight-complex="normal" style:font-weight-asian="normal" style:font-size-asian="9pt" style:font-size-complex="9pt" fo:font-weight="normal" style:font-name="Courier New" fo:font-style="italic" style:font-name-asian="Courier New" style:font-name-complex="Courier New" style:font-style-asian="italic" style:font-style-complex="italic"/>
    </style:style>
    <style:style style:name="T16" style:family="text">
      <style:text-properties fo:color="#000000" fo:font-size="9pt" style:letter-kerning="true" style:font-weight-complex="normal" style:font-weight-asian="normal" style:font-size-asian="9pt" style:font-size-complex="9pt" fo:font-weight="normal" style:font-name="IPAMincho" fo:font-style="normal" style:font-name-asian="IPAMincho" style:font-name-complex="IPAMincho" style:font-style-asian="normal" style:font-style-complex="normal"/>
    </style:style>
    <style:style style:name="T17" style:family="text">
      <style:text-properties style:letter-kerning="true" style:font-name-asian="LMRoman10-Regular" style:font-name-complex="IPAMincho" style:font-size-asian="10.5pt" style:font-size-complex="10.5pt"/>
    </style:style>
    <style:style style:name="T18" style:family="text">
      <style:text-properties style:letter-kerning="true" style:font-name-complex="IPAMincho" style:font-name-asian="IPAMincho" style:font-size-asian="9pt" style:font-size-complex="9pt"/>
    </style:style>
    <style:style style:name="T19" style:family="text">
      <style:text-properties style:letter-kerning="true"/>
    </style:style>
    <style:style style:name="T20" style:family="text">
      <style:text-properties fo:font-weight="normal" fo:font-style="normal" style:letter-kerning="true" style:font-name-asian="LMRoman10-Regular" style:font-name-complex="IPAMincho" style:font-size-asian="10.5pt" style:font-size-complex="10.5pt" style:font-name="IPAMincho"/>
    </style:style>
    <style:style style:name="T21" style:family="text">
      <style:text-properties fo:font-weight="normal" fo:font-style="normal" style:letter-kerning="true" style:font-name-asian="LMRoman10-Regular" style:font-name-complex="LMRoman10-Regular" style:font-style-complex="normal" style:font-style-asian="normal" style:font-weight-complex="normal" style:font-weight-asian="normal" style:font-size-complex="9pt" style:font-size-asian="9pt" style:font-name="LMRoman10-Regular"/>
    </style:style>
    <style:style style:name="T22" style:family="text">
      <style:text-properties fo:font-weight="normal" fo:font-style="normal" style:letter-kerning="true" style:font-style-complex="normal" style:font-style-asian="normal" style:font-weight-complex="normal" style:font-weight-asian="normal" style:font-size-complex="9pt" style:font-size-asian="9pt" style:font-name="IPAMincho" style:font-name-asian="IPAMincho" style:font-name-complex="IPAMincho"/>
    </style:style>
    <style:style style:name="T23" style:family="text">
      <style:text-properties style:letter-kerning="true" style:font-size-complex="9pt" style:font-size-asian="9pt" style:font-name="IPAMincho" style:font-name-asian="IPAMincho" style:font-name-complex="IPAMincho"/>
    </style:style>
    <style:style style:name="T24" style:family="text">
      <style:text-properties style:font-name="LMRoman10-Regular" style:font-size-complex="10.5pt" style:font-size-asian="10.5pt" style:font-name-complex="IPAMincho" style:font-name-asian="LMRoman10-Regular" style:letter-kerning="true" fo:font-style="normal" fo:font-weight="normal" fo:font-size="9pt" fo:color="#000000"/>
    </style:style>
    <style:style style:name="T25" style:family="text">
      <style:text-properties style:font-name-complex="IPAMincho" style:letter-kerning="true" fo:font-style="normal" fo:font-weight="normal" fo:font-size="9pt" fo:color="#000000" style:font-name="IPAMincho" style:font-name-asian="IPAMincho" style:font-size-asian="9pt" style:font-size-complex="9pt" style:font-weight-asian="normal" style:font-weight-complex="normal" style:font-style-asian="normal" style:font-style-complex="normal"/>
    </style:style>
    <style:style style:name="T26" style:family="text">
      <style:text-properties style:font-name-asian="LMRoman10-Regular" style:font-name-complex="IPAMincho" style:font-size-asian="10.5pt" style:font-size-complex="10.5pt" style:font-name="IPAMincho" fo:font-weight="normal" fo:font-style="normal" style:letter-kerning="true"/>
    </style:style>
    <style:style style:name="T27" style:family="text">
      <style:text-properties fo:font-weight="normal" fo:font-style="normal" style:letter-kerning="true" style:font-name-complex="Cursive" style:font-size-complex="9pt" style:font-name-asian="Cursive" style:font-style-complex="normal" style:font-style-asian="normal" style:font-weight-complex="normal" style:font-name="Cursive" style:font-weight-asian="normal" style:font-size-asian="9pt"/>
    </style:style>
    <style:style style:name="T28" style:family="text">
      <style:text-properties fo:font-weight="normal" fo:font-style="normal" style:letter-kerning="true" style:font-size-complex="9pt" style:font-style-complex="normal" style:font-style-asian="normal" style:font-weight-complex="normal" style:font-weight-asian="normal" style:font-size-asian="9pt" style:font-name="IPAMincho" style:font-name-asian="IPAMincho" style:font-name-complex="IPAMincho"/>
    </style:style>
    <style:style style:name="T29" style:family="text">
      <style:text-properties fo:font-weight="normal" fo:font-style="normal" style:letter-kerning="true" style:font-size-complex="9pt" style:font-style-complex="normal" style:font-style-asian="normal" style:font-weight-complex="normal" style:font-weight-asian="normal" style:font-size-asian="9pt" style:font-name="Cursive" style:font-name-asian="Cursive" style:font-name-complex="Cursive"/>
    </style:style>
    <style:style style:name="T30" style:family="text">
      <style:text-properties style:font-name-complex="IPAMincho" style:font-size-asian="10.5pt" style:font-size-complex="10.5pt" style:font-name="LMRoman10-Regular" fo:font-weight="normal" fo:font-style="normal" style:letter-kerning="true" style:font-name-asian="LMRoman10-Regular"/>
    </style:style>
    <style:style style:name="T31" style:family="text">
      <style:text-properties style:font-name-complex="IPAMincho" fo:font-weight="normal" fo:font-style="normal" style:letter-kerning="true" style:font-size-asian="9pt" style:font-weight-complex="normal" style:font-name-asian="IPAMincho" style:font-weight-asian="normal" style:font-name="IPAMincho" style:font-style-asian="normal" style:font-style-complex="normal" style:font-size-complex="9pt"/>
    </style:style>
    <style:style style:name="T32" style:family="text">
      <style:text-properties fo:font-weight="normal" fo:font-style="normal" style:letter-kerning="true" style:font-size-asian="9pt" style:font-weight-complex="normal" style:font-weight-asian="normal" style:font-style-asian="normal" style:font-style-complex="normal" style:font-size-complex="9pt" style:font-name="LMRoman10-Regular" style:font-name-asian="LMRoman10-Regular" style:font-name-complex="LMRoman10-Regular"/>
    </style:style>
    <style:style style:name="T33" style:family="text">
      <style:text-properties fo:font-weight="normal" fo:font-style="normal" style:letter-kerning="true" style:font-size-asian="9pt" style:font-weight-complex="normal" style:font-weight-asian="normal" style:font-style-asian="normal" style:font-style-complex="normal" style:font-size-complex="9pt" style:font-name="IPAMincho" style:font-name-asian="IPAMincho" style:font-name-complex="IPAMincho"/>
    </style:style>
    <style:style style:name="T34" style:family="text">
      <style:text-properties style:letter-kerning="true" style:font-size-asian="9pt" style:font-size-complex="9pt" style:font-name="IPAMincho" style:font-name-asian="IPAMincho" style:font-name-complex="IPAMincho"/>
    </style:style>
    <style:style style:name="T35" style:family="text">
      <style:text-properties style:font-name="Cursive" fo:font-weight="normal" fo:font-style="normal" style:letter-kerning="true" style:font-name-asian="LMRoman10-Regular" style:font-name-complex="IPAMincho" style:font-size-asian="10.5pt" style:font-size-complex="10.5pt"/>
    </style:style>
    <style:style style:name="T36" style:family="text">
      <style:text-properties fo:font-weight="normal" fo:font-style="normal" style:letter-kerning="true" style:font-name-complex="IPAMincho" style:font-name="IPAMincho" style:font-name-asian="IPAMincho" style:font-size-asian="9pt" style:font-size-complex="9pt" style:font-weight-asian="normal" style:font-weight-complex="normal" style:font-style-asian="normal" style:font-style-complex="normal"/>
    </style:style>
    <style:style style:name="T37" style:family="text">
      <style:text-properties style:font-name="IPAMincho" style:font-size-complex="10.5pt" style:font-size-asian="10.5pt" style:font-name-complex="IPAMincho" style:font-name-asian="LMRoman10-Regular" style:letter-kerning="true" fo:font-style="normal" fo:font-weight="normal" fo:font-size="9pt" fo:color="#000000"/>
    </style:style>
    <style:style style:name="T38" style:family="text">
      <style:text-properties style:font-name-asian="LMRoman10-Regular" style:letter-kerning="true" fo:font-style="normal" fo:font-weight="normal" fo:font-size="9pt" fo:color="#000000" style:font-name="LMRoman10-Regular" style:font-name-complex="LMRoman10-Regular" style:font-size-asian="9pt" style:font-size-complex="9pt" style:font-weight-asian="normal" style:font-weight-complex="normal" style:font-style-asian="normal" style:font-style-complex="normal"/>
    </style:style>
    <style:style style:name="T39" style:family="text">
      <style:text-properties style:font-size-asian="10.5pt" style:font-size-complex="10.5pt" fo:color="#000000" style:font-name="IPAMincho" fo:font-size="9pt" style:letter-kerning="true" style:font-name-asian="LMRoman10-Regular" style:font-name-complex="IPAMincho"/>
    </style:style>
    <style:style style:name="T40" style:family="text">
      <style:text-properties fo:color="#000000" fo:font-size="9pt" style:letter-kerning="true" style:font-name-asian="LMRoman10-Regular" fo:font-style="normal" style:font-style-complex="normal" style:font-name="LMRoman10-Regular" style:font-name-complex="LMRoman10-Regular" style:font-size-asian="9pt" style:font-size-complex="9pt" style:font-weight-asian="normal" style:font-weight-complex="normal" fo:font-weight="normal" style:font-style-asian="normal"/>
    </style:style>
    <style:style style:name="T41" style:family="text">
      <style:text-properties fo:color="#000000" fo:font-size="9pt" style:letter-kerning="true" fo:font-style="normal" style:font-style-complex="normal" style:font-size-asian="9pt" style:font-size-complex="9pt" style:font-weight-asian="normal" style:font-weight-complex="normal" fo:font-weight="normal" style:font-style-asian="normal" style:font-name="IPAMincho" style:font-name-asian="IPAMincho" style:font-name-complex="IPAMincho"/>
    </style:style>
    <style:style style:name="T42" style:family="text">
      <style:text-properties style:font-size-asian="10.5pt" style:font-name-complex="IPAMincho" style:font-name-asian="LMRoman10-Regular" style:letter-kerning="true" fo:font-style="normal" fo:font-weight="normal" fo:font-size="9pt" fo:color="#000000" style:font-name="LMRoman10-Regular" style:font-size-complex="10.5pt"/>
    </style:style>
    <style:style style:name="T43" style:family="text">
      <style:text-properties style:font-name-complex="IPAMincho" style:letter-kerning="true" fo:font-style="normal" fo:font-weight="normal" fo:font-size="9pt" fo:color="#000000" style:font-size-asian="9pt" style:font-name="IPAMincho" style:font-style-complex="normal" style:font-size-complex="9pt" style:font-weight-asian="normal" style:font-weight-complex="normal" style:font-name-asian="IPAMincho" style:font-style-asian="normal"/>
    </style:style>
    <style:style style:name="T44" style:family="text">
      <style:text-properties style:letter-kerning="true" fo:font-style="normal" fo:font-weight="normal" fo:font-size="9pt" fo:color="#000000" style:font-size-asian="9pt" style:font-style-complex="normal" style:font-size-complex="9pt" style:font-weight-asian="normal" style:font-weight-complex="normal" style:font-style-asian="normal" style:font-name="LMRoman10-Regular" style:font-name-asian="LMRoman10-Regular" style:font-name-complex="LMRoman10-Regular"/>
    </style:style>
    <style:style style:name="T45" style:family="text">
      <style:text-properties style:letter-kerning="true" fo:font-style="normal" fo:font-weight="normal" fo:font-size="9pt" fo:color="#000000" style:font-size-asian="9pt" style:font-style-complex="normal" style:font-size-complex="9pt" style:font-weight-asian="normal" style:font-weight-complex="normal" style:font-style-asian="normal" style:font-name="IPAMincho" style:font-name-asian="IPAMincho" style:font-name-complex="IPAMincho"/>
    </style:style>
    <style:style style:name="T46" style:family="text">
      <style:text-properties style:letter-kerning="true" style:font-name-asian="LMRoman10-Regular" fo:font-weight="normal" fo:font-style="normal" style:font-size-asian="9pt" style:font-weight-complex="normal" style:font-name-complex="LMRoman10-Regular" style:font-weight-asian="normal" style:font-style-asian="normal" style:font-name="LMRoman10-Regular" style:font-style-complex="normal" style:font-size-complex="9pt"/>
    </style:style>
    <style:style style:name="T47" style:family="text">
      <style:text-properties style:letter-kerning="true" fo:font-weight="normal" fo:font-style="normal" style:font-size-asian="9pt" style:font-weight-complex="normal" style:font-weight-asian="normal" style:font-style-asian="normal" style:font-style-complex="normal" style:font-size-complex="9pt" style:font-name="IPAMincho" style:font-name-asian="IPAMincho" style:font-name-complex="IPAMincho"/>
    </style:style>
    <style:style style:name="T48" style:family="text">
      <style:text-properties style:letter-kerning="true" fo:font-weight="normal" fo:font-style="normal" style:font-size-asian="9pt" style:font-weight-complex="normal" style:font-weight-asian="normal" style:font-style-asian="normal" style:font-style-complex="normal" style:font-size-complex="9pt" style:font-name="LMRoman10-Regular" style:font-name-asian="LMRoman10-Regular" style:font-name-complex="LMRoman10-Regular"/>
    </style:style>
    <style:style style:name="T49" style:family="text">
      <style:text-properties style:font-name="LMRoman10-Regular" fo:font-weight="normal" fo:font-style="normal" style:letter-kerning="true" style:font-name-asian="LMRoman10-Regular" style:font-name-complex="IPAMincho" style:font-size-asian="10.5pt" style:font-size-complex="10.5pt"/>
    </style:style>
    <style:style style:name="T50" style:family="text">
      <style:text-properties fo:font-size="9pt" fo:color="#000000" style:font-name="IPAMincho" style:font-size-complex="10.5pt" style:font-size-asian="10.5pt" style:font-name-complex="IPAMincho" style:font-name-asian="LMRoman10-Regular" style:letter-kerning="true" fo:font-style="normal" fo:font-weight="normal"/>
    </style:style>
    <style:style style:name="T51" style:family="text">
      <style:text-properties fo:font-size="9pt" fo:color="#000000" style:font-name-asian="LMRoman10-Regular" style:letter-kerning="true" fo:font-style="normal" fo:font-weight="normal" style:font-name="LMRoman10-Regular" style:font-name-complex="LMRoman10-Regular" style:font-size-asian="9pt" style:font-size-complex="9pt" style:font-weight-asian="normal" style:font-weight-complex="normal" style:font-style-asian="normal" style:font-style-complex="normal"/>
    </style:style>
    <style:style style:name="T52" style:family="text">
      <style:text-properties fo:font-size="9pt" fo:color="#000000" style:letter-kerning="true" fo:font-style="normal" fo:font-weight="normal" style:font-size-asian="9pt" style:font-size-complex="9pt" style:font-weight-asian="normal" style:font-weight-complex="normal" style:font-style-asian="normal" style:font-style-complex="normal" style:font-name="IPAMincho" style:font-name-asian="IPAMincho" style:font-name-complex="IPAMincho"/>
    </style:style>
    <style:style style:name="T53" style:family="text">
      <style:text-properties fo:color="#000000" style:font-name="IPAMincho" fo:font-size="9pt" style:letter-kerning="true" style:font-name-asian="LMRoman10-Regular" style:font-name-complex="IPAMincho" style:font-size-asian="10.5pt" style:font-size-complex="10.5pt"/>
    </style:style>
    <style:style style:name="T54" style:family="text">
      <style:text-properties fo:color="#000000" style:font-name="IPAMincho" fo:font-size="9pt" style:letter-kerning="true" style:font-name-complex="IPAMincho" style:font-weight-complex="normal" style:font-size-asian="9pt" fo:font-weight="normal" style:font-style-complex="normal" style:font-style-asian="normal" fo:font-style="normal" style:font-name-asian="IPAMincho" style:font-weight-asian="normal" style:font-size-complex="9pt"/>
    </style:style>
    <style:style style:name="T55" style:family="text">
      <style:text-properties fo:color="#000000" fo:font-size="9pt" style:letter-kerning="true" style:font-weight-complex="normal" style:font-size-asian="9pt" fo:font-weight="normal" style:font-style-complex="normal" style:font-style-asian="normal" fo:font-style="normal" style:font-weight-asian="normal" style:font-size-complex="9pt" style:font-name="LMRoman10-Regular" style:font-name-asian="LMRoman10-Regular" style:font-name-complex="LMRoman10-Regular"/>
    </style:style>
    <style:style style:name="T56" style:family="text">
      <style:text-properties fo:color="#000000" fo:font-size="9pt" style:letter-kerning="true" style:font-weight-complex="normal" style:font-size-asian="9pt" fo:font-weight="normal" style:font-style-complex="normal" style:font-style-asian="normal" fo:font-style="normal" style:font-weight-asian="normal" style:font-size-complex="9pt" style:font-name="IPAMincho" style:font-name-complex="IPAMincho" style:font-name-asian="IPAMincho"/>
    </style:style>
    <style:style style:name="T57" style:family="text">
      <style:text-properties fo:color="#000000" fo:font-size="9pt" style:letter-kerning="true" style:font-weight-complex="normal" style:font-size-asian="9pt" fo:font-weight="normal" style:font-style-complex="normal" style:font-style-asian="normal" fo:font-style="normal" style:font-weight-asian="normal" style:font-size-complex="9pt" style:font-name="IPAMincho" style:font-name-asian="IPAMincho" style:font-name-complex="IPAMincho"/>
    </style:style>
    <style:style style:name="T58" style:family="text">
      <style:text-properties fo:color="#000000" fo:font-size="9pt" style:letter-kerning="true" style:font-name="IPAMincho" style:font-name-complex="IPAMincho" style:font-name-asian="LMRoman10-Regular" style:font-size-asian="10.5pt" style:font-size-complex="10.5pt"/>
    </style:style>
    <style:style style:name="T59" style:family="text">
      <style:text-properties style:font-name-complex="IPAMincho" fo:color="#000000" style:font-name="IPAMincho" fo:font-size="9pt" style:letter-kerning="true" fo:font-style="normal" style:font-name-asian="IPAMincho" style:font-style-complex="normal" style:font-weight-complex="normal" style:font-size-complex="9pt" style:font-weight-asian="normal" style:font-size-asian="9pt" fo:font-weight="normal" style:font-style-asian="normal"/>
    </style:style>
    <style:style style:name="T60" style:family="text">
      <style:text-properties fo:color="#000000" fo:font-size="9pt" style:letter-kerning="true" fo:font-style="normal" style:font-style-complex="normal" style:font-weight-complex="normal" style:font-size-complex="9pt" style:font-weight-asian="normal" style:font-size-asian="9pt" fo:font-weight="normal" style:font-style-asian="normal" style:font-name="LMRoman10-Regular" style:font-name-asian="LMRoman10-Regular" style:font-name-complex="LMRoman10-Regular"/>
    </style:style>
    <style:style style:name="T61" style:family="text">
      <style:text-properties fo:color="#000000" fo:font-size="9pt" style:letter-kerning="true" fo:font-style="normal" style:font-style-complex="normal" style:font-weight-complex="normal" style:font-size-complex="9pt" style:font-weight-asian="normal" style:font-size-asian="9pt" fo:font-weight="normal" style:font-style-asian="normal" style:font-name="IPAMincho" style:font-name-asian="IPAMincho" style:font-name-complex="IPAMincho"/>
    </style:style>
    <style:style style:name="T62" style:family="text">
      <style:text-properties fo:font-weight="normal" fo:font-style="normal" style:letter-kerning="true" style:font-name-complex="IPAMincho" style:font-style-complex="normal" style:font-weight-asian="normal" style:font-size-complex="9pt" style:font-style-asian="normal" style:font-name="IPAMincho" style:font-weight-complex="normal" style:font-size-asian="9pt" style:font-name-asian="IPAMincho"/>
    </style:style>
    <style:style style:name="T63" style:family="text">
      <style:text-properties fo:font-weight="normal" style:letter-kerning="true" style:font-weight-asian="normal" style:font-size-complex="9pt" style:font-weight-complex="normal" style:font-size-asian="9pt" style:font-name="Courier New" fo:font-style="italic" style:font-name-asian="Courier New" style:font-name-complex="Courier New" style:font-style-asian="italic" style:font-style-complex="italic"/>
    </style:style>
    <style:style style:name="T64" style:family="text">
      <style:text-properties fo:font-weight="normal" style:letter-kerning="true" style:font-weight-asian="normal" style:font-size-complex="9pt" style:font-weight-complex="normal" style:font-size-asian="9pt" style:font-name="IPAMincho" fo:font-style="normal" style:font-name-asian="IPAMincho" style:font-name-complex="IPAMincho" style:font-style-asian="normal" style:font-style-complex="normal"/>
    </style:style>
    <style:style style:name="T65" style:family="text">
      <style:text-properties fo:font-style="normal" fo:font-weight="normal" fo:font-size="9pt" fo:color="#000000" style:font-name="IPAMincho" style:font-size-complex="10.5pt" style:font-size-asian="10.5pt" style:font-name-complex="IPAMincho" style:font-name-asian="LMRoman10-Regular" style:letter-kerning="true"/>
    </style:style>
    <style:style style:name="T66" style:family="text">
      <style:text-properties fo:font-style="normal" fo:font-weight="normal" fo:font-size="9pt" fo:color="#000000" style:font-name-asian="LMRoman10-Regular" style:letter-kerning="true" style:font-size-complex="9pt" style:font-size-asian="9pt" style:font-name="LMRoman10-Regular" style:font-weight-complex="normal" style:font-weight-asian="normal" style:font-name-complex="LMRoman10-Regular" style:font-style-asian="normal" style:font-style-complex="normal"/>
    </style:style>
    <style:style style:name="T67" style:family="text">
      <style:text-properties fo:font-style="normal" fo:font-weight="normal" fo:font-size="9pt" fo:color="#000000" style:letter-kerning="true" style:font-size-complex="9pt" style:font-size-asian="9pt" style:font-weight-complex="normal" style:font-weight-asian="normal" style:font-style-asian="normal" style:font-style-complex="normal" style:font-name="IPAMincho" style:font-name-asian="IPAMincho" style:font-name-complex="IPAMincho"/>
    </style:style>
    <style:style style:name="T68" style:family="text">
      <style:text-properties fo:font-style="normal" fo:font-weight="normal" fo:font-size="9pt" fo:color="#000000" style:letter-kerning="true" style:font-size-complex="9pt" style:font-size-asian="9pt" style:font-weight-complex="normal" style:font-weight-asian="normal" style:font-style-asian="normal" style:font-style-complex="normal" style:font-name="LMRoman10-Regular" style:font-name-asian="LMRoman10-Regular" style:font-name-complex="LMRoman10-Regular"/>
    </style:style>
  </office:automatic-styles>
  <office:body>
    <office:spreadsheet>
      <table:table table:name="OpenFOAM標準ソルバー検索ヒット数" table:style-name="ta1" table:print="false">
        <office:forms form:automatic-focus="false" form:apply-design-mode="false"/>
        <table:shapes>
          <draw:frame draw:z-index="0" draw:style-name="gr1" draw:text-style-name="P1" svg:width="267.88mm" svg:height="188.83mm" svg:x="64.31mm" svg:y="756.58mm">
            <loext:p draw:notify-on-update-of-ranges="OpenFOAM標準ソルバー検索ヒット数.B18:OpenFOAM標準ソルバー検索ヒット数.B82 OpenFOAM標準ソルバー検索ヒット数.D18:OpenFOAM標準ソルバー検索ヒット数.D82"/>
            <draw:object xlink:href="./Object 2" xlink:type="simple" xlink:show="embed" xlink:actuate="onLoad"/>
            <draw:image xlink:href="./ObjectReplacements/Object 2" xlink:type="simple" xlink:show="embed" xlink:actuate="onLoad"/>
          </draw:frame>
          <draw:custom-shape draw:z-index="1" draw:style-name="gr2" draw:text-style-name="P3" svg:width="29.99mm" svg:height="6.49mm" svg:x="277.62mm" svg:y="826.81mm">
            <text:p text:style-name="P2"><text:span text:style-name="T1">interFoam</text:span></text:p>
            <draw:enhanced-geometry svg:viewBox="0 0 21600 21600" draw:mirror-horizontal="false" draw:type="line-callout-1" draw:modifiers="-9468 31536 -1800 18443.076923076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2" draw:style-name="gr2" draw:text-style-name="P3" svg:width="29.99mm" svg:height="6.49mm" svg:x="278.34mm" svg:y="777.91mm">
            <text:p text:style-name="P2"><text:span text:style-name="T1">icoFoam</text:span></text:p>
            <draw:enhanced-geometry svg:viewBox="0 0 21600 21600" draw:mirror-horizontal="false" draw:type="line-callout-1" draw:modifiers="-9036 28545.2307692308 -1800 18443.076923076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3" draw:style-name="gr2" draw:text-style-name="P3" svg:width="29.99mm" svg:height="6.49mm" svg:x="278.26mm" svg:y="789.4mm">
            <text:p text:style-name="P2"><text:span text:style-name="T1">simpleFoam</text:span></text:p>
            <draw:enhanced-geometry svg:viewBox="0 0 21600 21600" draw:mirror-horizontal="false" draw:type="line-callout-1" draw:modifiers="-9900 32532.9230769231 -1800 18443.076923076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4" draw:style-name="gr2" draw:text-style-name="P3" svg:width="29.99mm" svg:height="6.49mm" svg:x="196.78mm" svg:y="918.36mm">
            <text:p text:style-name="P2"><text:span text:style-name="T1">dsmcFoam</text:span></text:p>
            <draw:enhanced-geometry svg:viewBox="0 0 21600 21600" draw:mirror-horizontal="false" draw:type="line-callout-1" draw:modifiers="-9468 31536 -1800 18443.076923076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5" draw:style-name="gr2" draw:text-style-name="P3" svg:width="29.99mm" svg:height="6.49mm" svg:x="188.58mm" svg:y="809.51mm">
            <text:p text:style-name="P2"><text:span text:style-name="T1">sonicFoam</text:span></text:p>
            <draw:enhanced-geometry svg:viewBox="0 0 21600 21600" draw:mirror-horizontal="false" draw:type="line-callout-1" draw:modifiers="-9468 31536 -1800 18443.076923076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6" draw:style-name="gr3" draw:text-style-name="P3" svg:width="41.25mm" svg:height="6.49mm" svg:x="194.2mm" svg:y="840.8mm">
            <text:p text:style-name="P2"><text:span text:style-name="T1">multiphaseinterFoam</text:span></text:p>
            <draw:enhanced-geometry svg:viewBox="0 0 21600 21600" draw:mirror-horizontal="false" draw:type="line-callout-1" draw:modifiers="-6695.68589432865 26451.6923076923 -1308.773630635 18443.076923076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7" draw:style-name="gr3" draw:text-style-name="P3" svg:width="41.25mm" svg:height="6.49mm" svg:x="191.16mm" svg:y="866.4mm">
            <text:p text:style-name="P2"><text:span text:style-name="T1">PDRFoam</text:span></text:p>
            <draw:enhanced-geometry svg:viewBox="0 0 21600 21600" draw:mirror-horizontal="false" draw:type="line-callout-1" draw:modifiers="-6695.68589432865 26451.6923076923 -1308.773630635 18443.076923076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8" draw:style-name="gr4" draw:text-style-name="P3" svg:width="43.75mm" svg:height="6.49mm" svg:x="187.15mm" svg:y="885.96mm">
            <text:p text:style-name="P2"><text:span text:style-name="T1">buoyantSimpleFoam</text:span></text:p>
            <draw:enhanced-geometry svg:viewBox="0 0 21600 21600" draw:mirror-horizontal="false" draw:mirror-vertical="false" draw:type="line-callout-1" draw:modifiers="-6490.8592321755 31536 -1229.0676416819 18443.076923076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9" draw:style-name="gr2" draw:text-style-name="P3" svg:width="29.99mm" svg:height="6.49mm" svg:x="157.06mm" svg:y="908.99mm">
            <text:p text:style-name="P2"><text:span text:style-name="T1">sprayFoam</text:span></text:p>
            <draw:enhanced-geometry svg:viewBox="0 0 21600 21600" draw:mirror-horizontal="false" draw:type="line-callout-1" draw:modifiers="-9468 31536 -1800 18443.076923076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shapes>
        <table:table-column table:style-name="co1" table:number-columns-repeated="2" table:default-cell-style-name="Default"/>
        <table:table-column table:style-name="co2" table:default-cell-style-name="ce11"/>
        <table:table-column table:style-name="co3" table:default-cell-style-name="Default"/>
        <table:table-column table:style-name="co4" table:number-columns-repeated="2" table:default-cell-style-name="Default"/>
        <table:table-column table:style-name="co5" table:default-cell-style-name="Default"/>
        <table:table-column table:style-name="co4" table:number-columns-repeated="2" table:default-cell-style-name="Default"/>
        <table:table-row table:style-name="ro1">
          <table:table-cell office:value-type="string" calcext:value-type="string">
            <text:p>項目</text:p>
          </table:table-cell>
          <table:table-cell office:value-type="string" calcext:value-type="string">
            <text:p>ソルバ</text:p>
          </table:table-cell>
          <table:table-cell table:style-name="ce5" office:value-type="string" calcext:value-type="string">
            <text:p>説明</text:p>
          </table:table-cell>
          <table:table-cell office:value-type="string" calcext:value-type="string">
            <text:p>ヒット数</text:p>
          </table:table-cell>
          <table:table-cell table:number-columns-repeated="2"/>
          <table:table-cell office:value-type="string" calcext:value-type="string">
            <text:p>統計項目</text:p>
          </table:table-cell>
          <table:table-cell office:value-type="string" calcext:value-type="string">
            <text:p>値</text:p>
          </table:table-cell>
          <table:table-cell office:value-type="string" calcext:value-type="string">
            <text:p>該当ソルバ</text:p>
          </table:table-cell>
        </table:table-row>
        <table:table-row table:style-name="ro2">
          <table:table-cell office:value-type="string" calcext:value-type="string">
            <text:p>非圧縮性流れ（Incompressible flow）</text:p>
          </table:table-cell>
          <table:table-cell office:value-type="string" calcext:value-type="string">
            <text:p>simpleFoam</text:p>
          </table:table-cell>
          <table:table-cell table:style-name="ce6" office:value-type="string" calcext:value-type="string">
            <text:p><text:span text:style-name="T5">非圧縮性・乱流の定常状態ソルバ</text:span></text:p>
          </table:table-cell>
          <table:table-cell office:value-type="float" office:value="14300" calcext:value-type="float">
            <text:p>14300</text:p>
          </table:table-cell>
          <table:table-cell table:number-columns-repeated="2"/>
          <table:table-cell office:value-type="string" calcext:value-type="string">
            <text:p>最大</text:p>
          </table:table-cell>
          <table:table-cell table:formula="of:=MAX([.D2:.D70])" office:value-type="float" office:value="14300" calcext:value-type="float">
            <text:p>14300</text:p>
          </table:table-cell>
          <table:table-cell office:value-type="string" calcext:value-type="string">
            <text:p>simpleFoam</text:p>
          </table:table-cell>
        </table:table-row>
        <table:table-row table:style-name="ro3">
          <table:table-cell table:style-name="ce1" office:value-type="string" calcext:value-type="string">
            <text:p>多相流（Multiphase flow）</text:p>
          </table:table-cell>
          <table:table-cell office:value-type="string" calcext:value-type="string">
            <text:p>interFoam</text:p>
          </table:table-cell>
          <table:table-cell table:style-name="ce5" office:value-type="string" calcext:value-type="string">
            <text:p><text:span text:style-name="T6">VOF (volume of fluid) </text:span><text:span text:style-name="T7">相比率に基づいた界面捕獲法による不混和流体の非圧縮性・等温 </text:span><text:span text:style-name="T8">2 </text:span><text:span text:style-name="T9">相流用ソルバ</text:span></text:p>
          </table:table-cell>
          <table:table-cell office:value-type="float" office:value="14200" calcext:value-type="float">
            <text:p>14200</text:p>
          </table:table-cell>
          <table:table-cell table:number-columns-repeated="2"/>
          <table:table-cell office:value-type="string" calcext:value-type="string">
            <text:p>最小</text:p>
          </table:table-cell>
          <table:table-cell table:formula="of:=MIN([.D2:.D70])" office:value-type="float" office:value="295" calcext:value-type="float">
            <text:p>295</text:p>
          </table:table-cell>
          <table:table-cell office:value-type="string" calcext:value-type="string">
            <text:p>rhoReactingBuoyantFoam</text:p>
          </table:table-cell>
        </table:table-row>
        <table:table-row table:style-name="ro4">
          <table:table-cell office:value-type="string" calcext:value-type="string">
            <text:p>非圧縮性流れ（Incompressible flow）</text:p>
          </table:table-cell>
          <table:table-cell office:value-type="string" calcext:value-type="string">
            <text:p>icoFoam</text:p>
          </table:table-cell>
          <table:table-cell table:style-name="ce5" office:value-type="string" calcext:value-type="string">
            <text:p><text:span text:style-name="T10">ニュートン流体の非圧縮性，層流の速度</text:span><text:span text:style-name="T11">-</text:span><text:span text:style-name="T12">圧力ソルバ</text:span></text:p>
          </table:table-cell>
          <table:table-cell table:style-name="ce12" office:value-type="float" office:value="12900" calcext:value-type="float">
            <text:p>12900</text:p>
          </table:table-cell>
          <table:table-cell table:number-columns-repeated="2"/>
          <table:table-cell office:value-type="string" calcext:value-type="string">
            <text:p>平均</text:p>
          </table:table-cell>
          <table:table-cell table:formula="of:=AVERAGE([.D2:.D70])" office:value-type="float" office:value="2893.10144927536" calcext:value-type="float">
            <text:p>2893.1</text:p>
          </table:table-cell>
          <table:table-cell office:value-type="string" calcext:value-type="string">
            <text:p>rhoCentralFoam</text:p>
          </table:table-cell>
        </table:table-row>
        <table:table-row table:style-name="ro5">
          <table:table-cell table:style-name="ce1" office:value-type="string" calcext:value-type="string">
            <text:p>直接シミュレーション・モンテカルロ法（Direct simulation Monte Carlo methods）</text:p>
          </table:table-cell>
          <table:table-cell table:style-name="ce1" office:value-type="string" calcext:value-type="string">
            <text:p>dsmcFoam</text:p>
          </table:table-cell>
          <table:table-cell table:style-name="ce7" office:value-type="string" calcext:value-type="string">
            <text:p><text:span text:style-name="T6">3 </text:span><text:span text:style-name="T7">次元で非定常な多化学種流れ用の直接シミュレーション・モンテ・カルロ </text:span><text:span text:style-name="T8">(DSMC) </text:span><text:span text:style-name="T9">法ソルバ</text:span></text:p>
          </table:table-cell>
          <table:table-cell office:value-type="float" office:value="6180" calcext:value-type="float">
            <text:p>6180</text:p>
          </table:table-cell>
          <table:table-cell table:number-columns-repeated="2"/>
          <table:table-cell office:value-type="string" calcext:value-type="string">
            <text:p>標準偏差（母集団）</text:p>
          </table:table-cell>
          <table:table-cell table:formula="of:=STDEVP([.D$1:.D$1048576])" office:value-type="float" office:value="2799.52433922978" calcext:value-type="float">
            <text:p>2799.52</text:p>
          </table:table-cell>
          <table:table-cell office:value-type="string" calcext:value-type="string">
            <text:p>-</text:p>
          </table:table-cell>
        </table:table-row>
        <table:table-row table:style-name="ro6">
          <table:table-cell table:style-name="ce1" office:value-type="string" calcext:value-type="string">
            <text:p>多相流（Multiphase flow）</text:p>
          </table:table-cell>
          <table:table-cell office:value-type="string" calcext:value-type="string">
            <text:p>multiphaseInterFoam</text:p>
          </table:table-cell>
          <table:table-cell table:style-name="ce8" office:value-type="string" calcext:value-type="string">
            <text:p><text:span text:style-name="T13">界面捕獲と，それぞれの相での接触角効果を考慮した非圧</text:span><text:span text:style-name="T14">縮性 </text:span><text:span text:style-name="T15">n </text:span><text:span text:style-name="T16">相流ソルバ</text:span></text:p>
          </table:table-cell>
          <table:table-cell office:value-type="float" office:value="6060" calcext:value-type="float">
            <text:p>6060</text:p>
          </table:table-cell>
          <table:table-cell table:number-columns-repeated="2"/>
          <table:table-cell office:value-type="string" calcext:value-type="string">
            <text:p>検索日</text:p>
          </table:table-cell>
          <table:table-cell table:style-name="ce15" office:value-type="date" office:date-value="2016-04-09" calcext:value-type="date">
            <text:p>2016-04-09</text:p>
          </table:table-cell>
          <table:table-cell/>
        </table:table-row>
        <table:table-row table:style-name="ro6">
          <table:table-cell table:style-name="ce1" office:value-type="string" calcext:value-type="string">
            <text:p>燃焼（Combustion）</text:p>
          </table:table-cell>
          <table:table-cell office:value-type="string" calcext:value-type="string">
            <text:p>PDRFoam</text:p>
          </table:table-cell>
          <table:table-cell table:style-name="ce9" office:value-type="string" calcext:value-type="string">
            <text:p><text:span text:style-name="T17">乱流モデルを伴う圧縮性予混合または部分予混合燃焼用ソ</text:span><text:span text:style-name="T18">ルバ</text:span></text:p>
          </table:table-cell>
          <table:table-cell office:value-type="float" office:value="5840" calcext:value-type="float">
            <text:p>5840</text:p>
          </table:table-cell>
          <table:table-cell table:number-columns-repeated="5"/>
        </table:table-row>
        <table:table-row table:style-name="ro6">
          <table:table-cell table:style-name="ce1" office:value-type="string" calcext:value-type="string">
            <text:p>圧縮性流れ（Compressible flow）</text:p>
          </table:table-cell>
          <table:table-cell office:value-type="string" calcext:value-type="string">
            <text:p>sonicFoam</text:p>
          </table:table-cell>
          <table:table-cell table:style-name="ce6" office:value-type="string" calcext:value-type="string">
            <text:p><text:span text:style-name="T19">遷音速または超音速用の，層流および乱流の圧縮性気体用非定常ソルバ</text:span></text:p>
          </table:table-cell>
          <table:table-cell office:value-type="float" office:value="5610" calcext:value-type="float">
            <text:p>5610</text:p>
          </table:table-cell>
          <table:table-cell table:number-columns-repeated="5"/>
        </table:table-row>
        <table:table-row table:style-name="ro7">
          <table:table-cell table:style-name="ce2" office:value-type="string" calcext:value-type="string">
            <text:p><text:span text:style-name="T2">熱輸送と浮力駆動流れ（</text:span><text:span text:style-name="T3">Heat transfer and buoyancy-driven flows</text:span><text:span text:style-name="T2">）</text:span></text:p>
          </table:table-cell>
          <table:table-cell office:value-type="string" calcext:value-type="string">
            <text:p>buoyantSimpleFoam</text:p>
          </table:table-cell>
          <table:table-cell table:style-name="ce6" office:value-type="string" calcext:value-type="string">
            <text:p><text:span text:style-name="T5">浮力を伴う圧縮性乱流用定常状態ソルバ</text:span></text:p>
          </table:table-cell>
          <table:table-cell office:value-type="float" office:value="5470" calcext:value-type="float">
            <text:p>5470</text:p>
          </table:table-cell>
          <table:table-cell table:number-columns-repeated="5"/>
        </table:table-row>
        <table:table-row table:style-name="ro6">
          <table:table-cell table:style-name="ce1" office:value-type="string" calcext:value-type="string">
            <text:p>多相流（Multiphase flow）</text:p>
          </table:table-cell>
          <table:table-cell office:value-type="string" calcext:value-type="string">
            <text:p>twoPhaseEulerFoam</text:p>
          </table:table-cell>
          <table:table-cell table:style-name="ce7" office:value-type="string" calcext:value-type="string">
            <text:p><text:span text:style-name="T20">液体の中の気体の泡のように分散した状態の </text:span><text:span text:style-name="T21">2 </text:span><text:span text:style-name="T22">層の非圧縮</text:span><text:span text:style-name="T23">性流れのシステム</text:span></text:p>
          </table:table-cell>
          <table:table-cell office:value-type="float" office:value="5220" calcext:value-type="float">
            <text:p>5220</text:p>
          </table:table-cell>
          <table:table-cell table:number-columns-repeated="5"/>
        </table:table-row>
        <table:table-row table:style-name="ro7">
          <table:table-cell table:style-name="ce2" office:value-type="string" calcext:value-type="string">
            <text:p><text:span text:style-name="T2">熱輸送と浮力駆動流れ（</text:span><text:span text:style-name="T3">Heat transfer and buoyancy-driven flows</text:span><text:span text:style-name="T2">）</text:span></text:p>
          </table:table-cell>
          <table:table-cell office:value-type="string" calcext:value-type="string">
            <text:p>buoyantBoussinesqSimpleFoam</text:p>
          </table:table-cell>
          <table:table-cell table:style-name="ce6" office:value-type="string" calcext:value-type="string">
            <text:p><text:span text:style-name="T5">浮力を伴う非圧縮性乱流用定常状態ソルバ</text:span></text:p>
          </table:table-cell>
          <table:table-cell office:value-type="float" office:value="4930" calcext:value-type="float">
            <text:p>4930</text:p>
          </table:table-cell>
          <table:table-cell table:number-columns-repeated="5"/>
        </table:table-row>
        <table:table-row table:style-name="ro2">
          <table:table-cell office:value-type="string" calcext:value-type="string">
            <text:p>非圧縮性流れ（Incompressible flow）</text:p>
          </table:table-cell>
          <table:table-cell office:value-type="string" calcext:value-type="string">
            <text:p>pisoFoam</text:p>
          </table:table-cell>
          <table:table-cell table:style-name="ce6" office:value-type="string" calcext:value-type="string">
            <text:p><text:span text:style-name="T5">非圧縮性流れの非定常ソルバ</text:span></text:p>
          </table:table-cell>
          <table:table-cell office:value-type="float" office:value="4850" calcext:value-type="float">
            <text:p>4850</text:p>
          </table:table-cell>
          <table:table-cell table:number-columns-repeated="5"/>
        </table:table-row>
        <table:table-row table:style-name="ro8">
          <table:table-cell office:value-type="string" calcext:value-type="string">
            <text:p>非圧縮性流れ（Incompressible flow）</text:p>
          </table:table-cell>
          <table:table-cell office:value-type="string" calcext:value-type="string">
            <text:p>boundaryFoam</text:p>
          </table:table-cell>
          <table:table-cell table:style-name="ce8" office:value-type="string" calcext:value-type="string">
            <text:p><text:span text:style-name="T24">1 </text:span><text:span text:style-name="T25">次元の非圧縮性・乱流用の定常状態ソルバで，通常，解析</text:span><text:span text:style-name="T2">では流入口で境界層条件を発生させます．</text:span></text:p>
          </table:table-cell>
          <table:table-cell table:style-name="ce12" office:value-type="float" office:value="4570" calcext:value-type="float">
            <text:p>4570</text:p>
          </table:table-cell>
          <table:table-cell table:number-columns-repeated="5"/>
        </table:table-row>
        <table:table-row table:style-name="ro8">
          <table:table-cell table:style-name="ce1" office:value-type="string" calcext:value-type="string">
            <text:p>圧縮性流れ（Compressible flow）</text:p>
          </table:table-cell>
          <table:table-cell office:value-type="string" calcext:value-type="string">
            <text:p>rhoPorousSimpleFoam</text:p>
          </table:table-cell>
          <table:table-cell table:style-name="ce8" office:value-type="string" calcext:value-type="string">
            <text:p><text:span text:style-name="T24">RANS </text:span><text:span text:style-name="T25">乱流モデル，多孔性の陰的または陽的取り扱い，実</text:span><text:span text:style-name="T2">行時に有限体積法のソース項を選択できる乱流の圧縮性流体のための定常ソルバ</text:span></text:p>
          </table:table-cell>
          <table:table-cell office:value-type="float" office:value="4400" calcext:value-type="float">
            <text:p>4400</text:p>
          </table:table-cell>
          <table:table-cell table:number-columns-repeated="5"/>
        </table:table-row>
        <table:table-row table:style-name="ro6">
          <table:table-cell table:style-name="ce1" office:value-type="string" calcext:value-type="string">
            <text:p>燃焼（Combustion）</text:p>
          </table:table-cell>
          <table:table-cell office:value-type="string" calcext:value-type="string">
            <text:p>engineFoam</text:p>
          </table:table-cell>
          <table:table-cell table:style-name="ce6" office:value-type="string" calcext:value-type="string">
            <text:p><text:span text:style-name="T5">エンジン内部の燃焼用ソルバ</text:span></text:p>
          </table:table-cell>
          <table:table-cell office:value-type="float" office:value="4140" calcext:value-type="float">
            <text:p>4140</text:p>
          </table:table-cell>
          <table:table-cell table:number-columns-repeated="5"/>
        </table:table-row>
        <table:table-row table:style-name="ro7">
          <table:table-cell table:style-name="ce2" office:value-type="string" calcext:value-type="string">
            <text:p><text:span text:style-name="T2">熱輸送と浮力駆動流れ（</text:span><text:span text:style-name="T3">Heat transfer and buoyancy-driven flows</text:span><text:span text:style-name="T2">）</text:span></text:p>
          </table:table-cell>
          <table:table-cell office:value-type="string" calcext:value-type="string">
            <text:p>chtMultiRegionFoam</text:p>
          </table:table-cell>
          <table:table-cell table:style-name="ce5" office:value-type="string" calcext:value-type="string">
            <text:p><text:span text:style-name="T26">固体領域と流体領域の間の熱輸送を連成するため， </text:span><text:span text:style-name="T27">heatConductionFoam </text:span><text:span text:style-name="T28">と </text:span><text:span text:style-name="T29">buoyantFoam </text:span><text:span text:style-name="T28">を融合させたもの</text:span></text:p>
          </table:table-cell>
          <table:table-cell office:value-type="float" office:value="3990" calcext:value-type="float">
            <text:p>3990</text:p>
          </table:table-cell>
          <table:table-cell table:number-columns-repeated="5"/>
        </table:table-row>
        <table:table-row table:style-name="ro7">
          <table:table-cell table:style-name="ce3" office:value-type="string" calcext:value-type="string">
            <text:p><text:span text:style-name="T4">直接数値シミュレーション（Direct numerical simulation (DNS)）</text:span></text:p>
          </table:table-cell>
          <table:table-cell office:value-type="string" calcext:value-type="string">
            <text:p>dnsFoam</text:p>
          </table:table-cell>
          <table:table-cell table:style-name="ce5" office:value-type="string" calcext:value-type="string">
            <text:p><text:span text:style-name="T10">直方体中の等方性乱流のための直接数値解法 </text:span><text:span text:style-name="T11">(DNS) </text:span><text:span text:style-name="T12">コード</text:span></text:p>
          </table:table-cell>
          <table:table-cell office:value-type="float" office:value="3810" calcext:value-type="float">
            <text:p>3810</text:p>
          </table:table-cell>
          <table:table-cell table:number-columns-repeated="5"/>
        </table:table-row>
        <table:table-row table:style-name="ro2">
          <table:table-cell table:style-name="ce1" office:value-type="string" calcext:value-type="string">
            <text:p>多相流（Multiphase flow）</text:p>
          </table:table-cell>
          <table:table-cell table:style-name="ce4" office:value-type="string" calcext:value-type="string">
            <text:p>reactingEulerFoam</text:p>
          </table:table-cell>
          <table:table-cell table:style-name="ce4" office:value-type="string" calcext:value-type="string">
            <text:p>(Description not found)</text:p>
          </table:table-cell>
          <table:table-cell office:value-type="float" office:value="3800" calcext:value-type="float">
            <text:p>3800</text:p>
          </table:table-cell>
          <table:table-cell table:number-columns-repeated="5"/>
        </table:table-row>
        <table:table-row table:style-name="ro9">
          <table:table-cell office:value-type="string" calcext:value-type="string">
            <text:p>非圧縮性流れ（Incompressible flow）</text:p>
          </table:table-cell>
          <table:table-cell office:value-type="string" calcext:value-type="string">
            <text:p>pimpleFoam</text:p>
          </table:table-cell>
          <table:table-cell table:style-name="ce7" office:value-type="string" calcext:value-type="string">
            <text:p><text:span text:style-name="T30">PIMPLE (SIMPLE </text:span><text:span text:style-name="T31">と </text:span><text:span text:style-name="T32">PISO </text:span><text:span text:style-name="T33">の融合</text:span><text:span text:style-name="T32">) </text:span><text:span text:style-name="T33">アルゴリズムによる</text:span><text:span text:style-name="T34">非圧縮性・乱流の，大きな時間ステップの非定常ソルバ</text:span></text:p>
          </table:table-cell>
          <table:table-cell office:value-type="float" office:value="3740" calcext:value-type="float">
            <text:p>3740</text:p>
          </table:table-cell>
          <table:table-cell table:number-columns-repeated="5"/>
        </table:table-row>
        <table:table-row table:style-name="ro7">
          <table:table-cell table:style-name="ce2" office:value-type="string" calcext:value-type="string">
            <text:p><text:span text:style-name="T2">熱輸送と浮力駆動流れ（</text:span><text:span text:style-name="T3">Heat transfer and buoyancy-driven flows</text:span><text:span text:style-name="T2">）</text:span></text:p>
          </table:table-cell>
          <table:table-cell office:value-type="string" calcext:value-type="string">
            <text:p>chtMultiRegionSimpleFoam</text:p>
          </table:table-cell>
          <table:table-cell table:style-name="ce10" office:value-type="string" calcext:value-type="string">
            <text:p><text:span text:style-name="T35">chtMultiRegionFoam </text:span><text:span text:style-name="T36">の定常版</text:span></text:p>
          </table:table-cell>
          <table:table-cell office:value-type="float" office:value="3680" calcext:value-type="float">
            <text:p>3680</text:p>
          </table:table-cell>
          <table:table-cell table:number-columns-repeated="5"/>
        </table:table-row>
        <table:table-row table:style-name="ro10">
          <table:table-cell table:style-name="ce1" office:value-type="string" calcext:value-type="string">
            <text:p>粒子追跡流（Particle-tracking flows）</text:p>
          </table:table-cell>
          <table:table-cell office:value-type="string" calcext:value-type="string">
            <text:p>sprayFoam</text:p>
          </table:table-cell>
          <table:table-cell table:style-name="ce8" office:value-type="string" calcext:value-type="string">
            <text:p><text:span text:style-name="T37">噴霧パーセルを伴う，圧縮性層流・乱流の非定常 </text:span><text:span text:style-name="T38">PIMPLE</text:span><text:span text:style-name="T2">ソルバ</text:span></text:p>
          </table:table-cell>
          <table:table-cell office:value-type="float" office:value="3400" calcext:value-type="float">
            <text:p>3400</text:p>
          </table:table-cell>
          <table:table-cell table:number-columns-repeated="5"/>
        </table:table-row>
        <table:table-row table:style-name="ro6">
          <table:table-cell table:style-name="ce1" office:value-type="string" calcext:value-type="string">
            <text:p>圧縮性流れ（Compressible flow）</text:p>
          </table:table-cell>
          <table:table-cell office:value-type="string" calcext:value-type="string">
            <text:p>sonicLiquidFoam</text:p>
          </table:table-cell>
          <table:table-cell table:style-name="ce6" office:value-type="string" calcext:value-type="string">
            <text:p><text:span text:style-name="T17">遷音速または超音速用の，層流圧縮性液体用非定常ソルバ多層流</text:span></text:p>
          </table:table-cell>
          <table:table-cell office:value-type="float" office:value="3390" calcext:value-type="float">
            <text:p>3390</text:p>
          </table:table-cell>
          <table:table-cell table:number-columns-repeated="5"/>
        </table:table-row>
        <table:table-row table:style-name="ro4">
          <table:table-cell office:value-type="string" calcext:value-type="string">
            <text:p>非圧縮性流れ（Incompressible flow）</text:p>
          </table:table-cell>
          <table:table-cell office:value-type="string" calcext:value-type="string">
            <text:p>nonNewtonianIcoFoam</text:p>
          </table:table-cell>
          <table:table-cell table:style-name="ce6" office:value-type="string" calcext:value-type="string">
            <text:p><text:span text:style-name="T5">非ニュートン流体の非圧縮性，層流の非定常ソルバ</text:span></text:p>
          </table:table-cell>
          <table:table-cell table:style-name="ce12" office:value-type="float" office:value="3030" calcext:value-type="float">
            <text:p>3030</text:p>
          </table:table-cell>
          <table:table-cell table:number-columns-repeated="5"/>
        </table:table-row>
        <table:table-row table:style-name="ro2">
          <table:table-cell office:value-type="string" calcext:value-type="string">
            <text:p>非圧縮性流れ（Incompressible flow）</text:p>
          </table:table-cell>
          <table:table-cell office:value-type="string" calcext:value-type="string">
            <text:p>shallowWaterFoam</text:p>
          </table:table-cell>
          <table:table-cell table:style-name="ce6" office:value-type="string" calcext:value-type="string">
            <text:p><text:span text:style-name="T5">回転を伴う非粘性浅水方程式の非定常ソルバ</text:span></text:p>
          </table:table-cell>
          <table:table-cell office:value-type="float" office:value="3020" calcext:value-type="float">
            <text:p>3020</text:p>
          </table:table-cell>
          <table:table-cell table:number-columns-repeated="5"/>
        </table:table-row>
        <table:table-row table:style-name="ro6">
          <table:table-cell table:style-name="ce1" office:value-type="string" calcext:value-type="string">
            <text:p>電磁流体（Electromagnetics）</text:p>
          </table:table-cell>
          <table:table-cell office:value-type="string" calcext:value-type="string">
            <text:p>mhdFoam</text:p>
          </table:table-cell>
          <table:table-cell table:style-name="ce8" office:value-type="string" calcext:value-type="string">
            <text:p><text:span text:style-name="T39">磁場の影響によって誘発される非圧縮性層流の電磁流体</text:span><text:span text:style-name="T40">(MHD) </text:span><text:span text:style-name="T41">用ソルバ</text:span></text:p>
          </table:table-cell>
          <table:table-cell office:value-type="float" office:value="3000" calcext:value-type="float">
            <text:p>3000</text:p>
          </table:table-cell>
          <table:table-cell table:number-columns-repeated="5"/>
        </table:table-row>
        <table:table-row table:style-name="ro6">
          <table:table-cell table:style-name="ce1" office:value-type="string" calcext:value-type="string">
            <text:p>圧縮性流れ（Compressible flow）</text:p>
          </table:table-cell>
          <table:table-cell office:value-type="string" calcext:value-type="string">
            <text:p>rhoCentralFoam</text:p>
          </table:table-cell>
          <table:table-cell table:style-name="ce8" office:value-type="string" calcext:value-type="string">
            <text:p><text:span text:style-name="T42">Kurganov </text:span><text:span text:style-name="T43">と </text:span><text:span text:style-name="T44">Tadmor </text:span><text:span text:style-name="T45">の中央風上スキームに基づいた密度</text:span><text:span text:style-name="T2">ベースの圧縮性流ソルバ</text:span></text:p>
          </table:table-cell>
          <table:table-cell office:value-type="float" office:value="2840" calcext:value-type="float">
            <text:p>2840</text:p>
          </table:table-cell>
          <table:table-cell table:number-columns-repeated="5"/>
        </table:table-row>
        <table:table-row table:style-name="ro11">
          <table:table-cell table:style-name="ce1" office:value-type="string" calcext:value-type="string">
            <text:p>燃焼（Combustion）</text:p>
          </table:table-cell>
          <table:table-cell office:value-type="string" calcext:value-type="string">
            <text:p>reactingFoam</text:p>
          </table:table-cell>
          <table:table-cell table:style-name="ce6" office:value-type="string" calcext:value-type="string">
            <text:p><text:span text:style-name="T5">化学反応を伴う燃焼用ソルバ</text:span></text:p>
          </table:table-cell>
          <table:table-cell office:value-type="float" office:value="2760" calcext:value-type="float">
            <text:p>2760</text:p>
          </table:table-cell>
          <table:table-cell table:number-columns-repeated="5"/>
        </table:table-row>
        <table:table-row table:style-name="ro6">
          <table:table-cell table:style-name="ce1" office:value-type="string" calcext:value-type="string">
            <text:p>圧縮性流れ（Compressible flow）</text:p>
          </table:table-cell>
          <table:table-cell office:value-type="string" calcext:value-type="string">
            <text:p>rhoSimpleFoam</text:p>
          </table:table-cell>
          <table:table-cell table:style-name="ce5" office:value-type="string" calcext:value-type="string">
            <text:p><text:span text:style-name="T10">層流および</text:span><text:span text:style-name="T46">RANS </text:span><text:span text:style-name="T47">による乱流の圧縮性流体用定常状態 </text:span><text:span text:style-name="T48">SIMPLE</text:span><text:span text:style-name="T47">ソルバ</text:span></text:p>
          </table:table-cell>
          <table:table-cell office:value-type="float" office:value="2650" calcext:value-type="float">
            <text:p>2650</text:p>
          </table:table-cell>
          <table:table-cell table:number-columns-repeated="5"/>
        </table:table-row>
        <table:table-row table:style-name="ro8">
          <table:table-cell office:value-type="string" calcext:value-type="string">
            <text:p>固体応力解析（Stress analysis of solids）</text:p>
          </table:table-cell>
          <table:table-cell office:value-type="string" calcext:value-type="string">
            <text:p>solidDisplacementFoam</text:p>
          </table:table-cell>
          <table:table-cell table:style-name="ce9" office:value-type="string" calcext:value-type="string">
            <text:p><text:span text:style-name="T17">線形弾性や固体の微小ひずみの非定常分離型有限体積ソル</text:span><text:span text:style-name="T18">バ．熱拡散と熱応力も扱える．</text:span></text:p>
          </table:table-cell>
          <table:table-cell office:value-type="float" office:value="2530" calcext:value-type="float">
            <text:p>2530</text:p>
          </table:table-cell>
          <table:table-cell table:number-columns-repeated="5"/>
        </table:table-row>
        <table:table-row table:style-name="ro6">
          <table:table-cell table:style-name="ce1" office:value-type="string" calcext:value-type="string">
            <text:p>電磁流体（Electromagnetics）</text:p>
          </table:table-cell>
          <table:table-cell office:value-type="string" calcext:value-type="string">
            <text:p>electrostaticFoam</text:p>
          </table:table-cell>
          <table:table-cell table:style-name="ce6" office:value-type="string" calcext:value-type="string">
            <text:p><text:span text:style-name="T5">静電方程式ソルバ</text:span></text:p>
          </table:table-cell>
          <table:table-cell office:value-type="float" office:value="2480" calcext:value-type="float">
            <text:p>2480</text:p>
          </table:table-cell>
          <table:table-cell table:number-columns-repeated="5"/>
        </table:table-row>
        <table:table-row table:style-name="ro10">
          <table:table-cell table:style-name="ce1" office:value-type="string" calcext:value-type="string">
            <text:p>粒子追跡流（Particle-tracking flows）</text:p>
          </table:table-cell>
          <table:table-cell office:value-type="string" calcext:value-type="string">
            <text:p>reactingParcelFilmFoam</text:p>
          </table:table-cell>
          <table:table-cell table:style-name="ce5" office:value-type="string" calcext:value-type="string">
            <text:p><text:span text:style-name="T6">Lagrange </text:span><text:span text:style-name="T7">型パーセルの反応と表面膜のモデリングを伴う圧縮性層流・乱流用非定常 </text:span><text:span text:style-name="T8">PISO </text:span><text:span text:style-name="T9">ソルバ</text:span></text:p>
          </table:table-cell>
          <table:table-cell office:value-type="float" office:value="2470" calcext:value-type="float">
            <text:p>2470</text:p>
          </table:table-cell>
          <table:table-cell table:number-columns-repeated="5"/>
        </table:table-row>
        <table:table-row table:style-name="ro6">
          <table:table-cell table:style-name="ce1" office:value-type="string" calcext:value-type="string">
            <text:p>多相流（Multiphase flow）</text:p>
          </table:table-cell>
          <table:table-cell office:value-type="string" calcext:value-type="string">
            <text:p>twoLiquidMixingFoam</text:p>
          </table:table-cell>
          <table:table-cell table:style-name="ce10" office:value-type="string" calcext:value-type="string">
            <text:p><text:span text:style-name="T49">2 </text:span><text:span text:style-name="T36">層の非圧縮性流れを混合したソルバ</text:span></text:p>
          </table:table-cell>
          <table:table-cell office:value-type="float" office:value="2420" calcext:value-type="float">
            <text:p>2420</text:p>
          </table:table-cell>
          <table:table-cell table:number-columns-repeated="5"/>
        </table:table-row>
        <table:table-row table:style-name="ro6">
          <table:table-cell table:style-name="ce1" office:value-type="string" calcext:value-type="string">
            <text:p>燃焼（Combustion）</text:p>
          </table:table-cell>
          <table:table-cell office:value-type="string" calcext:value-type="string">
            <text:p>fireFoam</text:p>
          </table:table-cell>
          <table:table-cell table:style-name="ce6" office:value-type="string" calcext:value-type="string">
            <text:p><text:span text:style-name="T5">火炎と乱流拡散炎のための非定常ソルバ</text:span></text:p>
          </table:table-cell>
          <table:table-cell office:value-type="float" office:value="2360" calcext:value-type="float">
            <text:p>2360</text:p>
          </table:table-cell>
          <table:table-cell table:number-columns-repeated="5"/>
        </table:table-row>
        <table:table-row table:style-name="ro12">
          <table:table-cell office:value-type="string" calcext:value-type="string">
            <text:p>固体応力解析（Stress analysis of solids）</text:p>
          </table:table-cell>
          <table:table-cell office:value-type="string" calcext:value-type="string">
            <text:p>solidEquilibriumDisplacementFoam</text:p>
          </table:table-cell>
          <table:table-cell table:style-name="ce6" office:value-type="string" calcext:value-type="string">
            <text:p><text:span text:style-name="T17">固体の線形弾性や微小ひずみの定常状態分離有限体積ソルバ．熱拡散と熱応力も扱える．</text:span></text:p>
          </table:table-cell>
          <table:table-cell office:value-type="float" office:value="2330" calcext:value-type="float">
            <text:p>2330</text:p>
          </table:table-cell>
          <table:table-cell table:number-columns-repeated="5"/>
        </table:table-row>
        <table:table-row table:style-name="ro13">
          <table:table-cell office:value-type="string" calcext:value-type="string">
            <text:p>基礎的なCFDコード（'Basic' CFD codes）</text:p>
          </table:table-cell>
          <table:table-cell office:value-type="string" calcext:value-type="string">
            <text:p>potentialFoam</text:p>
          </table:table-cell>
          <table:table-cell table:style-name="ce8" office:value-type="string" calcext:value-type="string">
            <text:p><text:span text:style-name="T50">単純なポテンシャル流のソルバ．完全な </text:span><text:span text:style-name="T51">Navier–Stokes </text:span><text:span text:style-name="T52">用</text:span><text:span text:style-name="T2">コードを解く際の初期値の生成にも使用できる</text:span></text:p>
          </table:table-cell>
          <table:table-cell office:value-type="float" office:value="2300" calcext:value-type="float">
            <text:p>2300</text:p>
          </table:table-cell>
          <table:table-cell table:number-columns-repeated="5"/>
        </table:table-row>
        <table:table-row table:style-name="ro6">
          <table:table-cell table:style-name="ce1" office:value-type="string" calcext:value-type="string">
            <text:p>金融工学（Finance）</text:p>
          </table:table-cell>
          <table:table-cell office:value-type="string" calcext:value-type="string">
            <text:p>financialFoam</text:p>
          </table:table-cell>
          <table:table-cell table:style-name="ce5" office:value-type="string" calcext:value-type="string">
            <text:p><text:span text:style-name="T10">物価に対する </text:span><text:span text:style-name="T11">Black–Scholes </text:span><text:span text:style-name="T12">方程式を解く</text:span></text:p>
          </table:table-cell>
          <table:table-cell office:value-type="float" office:value="2230" calcext:value-type="float">
            <text:p>2230</text:p>
          </table:table-cell>
          <table:table-cell table:number-columns-repeated="5"/>
        </table:table-row>
        <table:table-row table:style-name="ro7">
          <table:table-cell table:style-name="ce2" office:value-type="string" calcext:value-type="string">
            <text:p><text:span text:style-name="T2">熱輸送と浮力駆動流れ（</text:span><text:span text:style-name="T3">Heat transfer and buoyancy-driven flows</text:span><text:span text:style-name="T2">）</text:span></text:p>
          </table:table-cell>
          <table:table-cell office:value-type="string" calcext:value-type="string">
            <text:p>buoyantPimpleFoam</text:p>
          </table:table-cell>
          <table:table-cell table:style-name="ce6" office:value-type="string" calcext:value-type="string">
            <text:p><text:span text:style-name="T17">換気・熱輸送のための，浮力を伴う圧縮性乱流用非定常ソルバ</text:span></text:p>
          </table:table-cell>
          <table:table-cell office:value-type="float" office:value="1940" calcext:value-type="float">
            <text:p>1940</text:p>
          </table:table-cell>
          <table:table-cell table:number-columns-repeated="5"/>
        </table:table-row>
        <table:table-row table:style-name="ro2">
          <table:table-cell office:value-type="string" calcext:value-type="string">
            <text:p>基礎的なCFDコード（'Basic' CFD codes）</text:p>
          </table:table-cell>
          <table:table-cell office:value-type="string" calcext:value-type="string">
            <text:p>laplacianFoam</text:p>
          </table:table-cell>
          <table:table-cell table:style-name="ce5" office:value-type="string" calcext:value-type="string">
            <text:p><text:span text:style-name="T10">固体の熱拡散のような単純な </text:span><text:span text:style-name="T11">Laplace </text:span><text:span text:style-name="T12">方程式を解く</text:span></text:p>
          </table:table-cell>
          <table:table-cell office:value-type="float" office:value="1910" calcext:value-type="float">
            <text:p>1910</text:p>
          </table:table-cell>
          <table:table-cell table:number-columns-repeated="5"/>
        </table:table-row>
        <table:table-row table:style-name="ro14">
          <table:table-cell table:style-name="ce1" office:value-type="string" calcext:value-type="string">
            <text:p>多相流（Multiphase flow）</text:p>
          </table:table-cell>
          <table:table-cell office:value-type="string" calcext:value-type="string">
            <text:p>compressibleInterDyMFoam</text:p>
          </table:table-cell>
          <table:table-cell table:style-name="ce8" office:value-type="string" calcext:value-type="string">
            <text:p><text:span text:style-name="T42">VOF (volume of fluid) </text:span><text:span text:style-name="T43">相比率に基づいた界面捕獲法による不混和流体の圧縮性・非等温 </text:span><text:span text:style-name="T44">2 </text:span><text:span text:style-name="T45">相流用ソルバ．オプション</text:span><text:span text:style-name="T2">としてメッシュの移動や，適応再メッシングを含むメッシュのトポロジ変化をサポートする．</text:span></text:p>
          </table:table-cell>
          <table:table-cell office:value-type="float" office:value="1800" calcext:value-type="float">
            <text:p>1800</text:p>
          </table:table-cell>
          <table:table-cell table:number-columns-repeated="5"/>
        </table:table-row>
        <table:table-row table:style-name="ro10">
          <table:table-cell table:style-name="ce1" office:value-type="string" calcext:value-type="string">
            <text:p>分子動力学法（Molecular dynamics methods）</text:p>
          </table:table-cell>
          <table:table-cell office:value-type="string" calcext:value-type="string">
            <text:p>mdEquilibrationFoam</text:p>
          </table:table-cell>
          <table:table-cell table:style-name="ce6" office:value-type="string" calcext:value-type="string">
            <text:p><text:span text:style-name="T5">分子動力学系の平衡化や前処理を行う</text:span></text:p>
          </table:table-cell>
          <table:table-cell office:value-type="float" office:value="1760" calcext:value-type="float">
            <text:p>1760</text:p>
          </table:table-cell>
          <table:table-cell table:number-columns-repeated="5"/>
        </table:table-row>
        <table:table-row table:style-name="ro7">
          <table:table-cell table:style-name="ce2" office:value-type="string" calcext:value-type="string">
            <text:p><text:span text:style-name="T2">熱輸送と浮力駆動流れ（</text:span><text:span text:style-name="T3">Heat transfer and buoyancy-driven flows</text:span><text:span text:style-name="T2">）</text:span></text:p>
          </table:table-cell>
          <table:table-cell office:value-type="string" calcext:value-type="string">
            <text:p>buoyantBoussinesqPimpleFoam</text:p>
          </table:table-cell>
          <table:table-cell table:style-name="ce6" office:value-type="string" calcext:value-type="string">
            <text:p><text:span text:style-name="T5">浮力を伴う非圧縮性乱流用非定常ソルバ</text:span></text:p>
          </table:table-cell>
          <table:table-cell office:value-type="float" office:value="1730" calcext:value-type="float">
            <text:p>1730</text:p>
          </table:table-cell>
          <table:table-cell table:number-columns-repeated="5"/>
        </table:table-row>
        <table:table-row table:style-name="ro6">
          <table:table-cell table:style-name="ce1" office:value-type="string" calcext:value-type="string">
            <text:p>圧縮性流れ（Compressible flow）</text:p>
          </table:table-cell>
          <table:table-cell office:value-type="string" calcext:value-type="string">
            <text:p>rhoPimpleFoam</text:p>
          </table:table-cell>
          <table:table-cell table:style-name="ce6" office:value-type="string" calcext:value-type="string">
            <text:p><text:span text:style-name="T17">冷暖房やそれに似た問題のための圧縮性の層流および乱流用の非定常ソルバ</text:span></text:p>
          </table:table-cell>
          <table:table-cell office:value-type="float" office:value="1710" calcext:value-type="float">
            <text:p>1710</text:p>
          </table:table-cell>
          <table:table-cell table:number-columns-repeated="5"/>
        </table:table-row>
        <table:table-row table:style-name="ro9">
          <table:table-cell table:style-name="ce1" office:value-type="string" calcext:value-type="string">
            <text:p>多相流（Multiphase flow）</text:p>
          </table:table-cell>
          <table:table-cell office:value-type="string" calcext:value-type="string">
            <text:p>compressibleInterFoam</text:p>
          </table:table-cell>
          <table:table-cell table:style-name="ce5" office:value-type="string" calcext:value-type="string">
            <text:p><text:span text:style-name="T6">VOF (volume of fluid) </text:span><text:span text:style-name="T7">相比率に基づいた界面捕獲法による不混和流体の圧縮性・等温 </text:span><text:span text:style-name="T8">2 </text:span><text:span text:style-name="T9">相流用ソルバ</text:span></text:p>
          </table:table-cell>
          <table:table-cell office:value-type="float" office:value="1630" calcext:value-type="float">
            <text:p>1630</text:p>
          </table:table-cell>
          <table:table-cell table:number-columns-repeated="5"/>
        </table:table-row>
        <table:table-row table:style-name="ro12">
          <table:table-cell table:style-name="ce1" office:value-type="string" calcext:value-type="string">
            <text:p>多相流（Multiphase flow）</text:p>
          </table:table-cell>
          <table:table-cell office:value-type="string" calcext:value-type="string">
            <text:p>interPhaseChangeFoam</text:p>
          </table:table-cell>
          <table:table-cell table:style-name="ce8" office:value-type="string" calcext:value-type="string">
            <text:p><text:span text:style-name="T53">相変化（キャビテーションなど）を伴なう，不混和流体の</text:span><text:span text:style-name="T54">非圧縮性・等温 </text:span><text:span text:style-name="T55">2 </text:span><text:span text:style-name="T56">相流用ソルバ． </text:span><text:span text:style-name="T55">VOF (volume of fluid) </text:span><text:span text:style-name="T57">相</text:span><text:span text:style-name="T58">比率に基づいた界面捕獲法を用いる．</text:span></text:p>
          </table:table-cell>
          <table:table-cell office:value-type="float" office:value="1510" calcext:value-type="float">
            <text:p>1510</text:p>
          </table:table-cell>
          <table:table-cell table:number-columns-repeated="5"/>
        </table:table-row>
        <table:table-row table:style-name="ro6">
          <table:table-cell table:style-name="ce1" office:value-type="string" calcext:value-type="string">
            <text:p>燃焼（Combustion）</text:p>
          </table:table-cell>
          <table:table-cell office:value-type="string" calcext:value-type="string">
            <text:p>rhoReactingFoam</text:p>
          </table:table-cell>
          <table:table-cell table:style-name="ce6" office:value-type="string" calcext:value-type="string">
            <text:p><text:span text:style-name="T17">密度ベースの熱力学パッケージによる化学反応を伴う燃焼用ソルバ</text:span></text:p>
          </table:table-cell>
          <table:table-cell office:value-type="float" office:value="1500" calcext:value-type="float">
            <text:p>1500</text:p>
          </table:table-cell>
          <table:table-cell table:number-columns-repeated="5"/>
        </table:table-row>
        <table:table-row table:style-name="ro6">
          <table:table-cell table:style-name="ce1" office:value-type="string" calcext:value-type="string">
            <text:p>燃焼（Combustion）</text:p>
          </table:table-cell>
          <table:table-cell office:value-type="string" calcext:value-type="string">
            <text:p>XiFoam</text:p>
          </table:table-cell>
          <table:table-cell table:style-name="ce6" office:value-type="string" calcext:value-type="string">
            <text:p><text:span text:style-name="T17">乱流モデルを伴う圧縮性予混合または部分予混合燃焼用コード</text:span></text:p>
          </table:table-cell>
          <table:table-cell office:value-type="float" office:value="1470" calcext:value-type="float">
            <text:p>1470</text:p>
          </table:table-cell>
          <table:table-cell table:number-columns-repeated="5"/>
        </table:table-row>
        <table:table-row table:style-name="ro10">
          <table:table-cell table:style-name="ce1" office:value-type="string" calcext:value-type="string">
            <text:p>分子動力学法（Molecular dynamics methods）</text:p>
          </table:table-cell>
          <table:table-cell office:value-type="string" calcext:value-type="string">
            <text:p>mdFoam</text:p>
          </table:table-cell>
          <table:table-cell table:style-name="ce6" office:value-type="string" calcext:value-type="string">
            <text:p><text:span text:style-name="T5">流体力学のための分子動力学ソルバ</text:span></text:p>
          </table:table-cell>
          <table:table-cell office:value-type="float" office:value="1460" calcext:value-type="float">
            <text:p>1460</text:p>
          </table:table-cell>
          <table:table-cell table:number-columns-repeated="5"/>
        </table:table-row>
        <table:table-row table:style-name="ro10">
          <table:table-cell table:style-name="ce1" office:value-type="string" calcext:value-type="string">
            <text:p>粒子追跡流（Particle-tracking flows）</text:p>
          </table:table-cell>
          <table:table-cell office:value-type="string" calcext:value-type="string">
            <text:p>icoUncoupledKinematicParcelFoam</text:p>
          </table:table-cell>
          <table:table-cell table:style-name="ce6" office:value-type="string" calcext:value-type="string">
            <text:p><text:span text:style-name="T5">単一の運動学的粒子群の受動的輸送用の非定常ソルバ</text:span></text:p>
          </table:table-cell>
          <table:table-cell office:value-type="float" office:value="1390" calcext:value-type="float">
            <text:p>1390</text:p>
          </table:table-cell>
          <table:table-cell table:number-columns-repeated="5"/>
        </table:table-row>
        <table:table-row table:style-name="ro12">
          <table:table-cell table:style-name="ce1" office:value-type="string" calcext:value-type="string">
            <text:p>多相流（Multiphase flow）</text:p>
          </table:table-cell>
          <table:table-cell office:value-type="string" calcext:value-type="string">
            <text:p>cavitatingFoam</text:p>
          </table:table-cell>
          <table:table-cell table:style-name="ce6" office:value-type="string" calcext:value-type="string">
            <text:p><text:span text:style-name="T17">均質な平衡モデルに基づいて，液体・蒸気の混合物の圧縮率を得る非定常のキャビテーション用コード</text:span></text:p>
          </table:table-cell>
          <table:table-cell table:style-name="ce13" office:value-type="float" office:value="1340" calcext:value-type="float">
            <text:p>1340</text:p>
          </table:table-cell>
          <table:table-cell table:number-columns-repeated="5"/>
        </table:table-row>
        <table:table-row table:style-name="ro6">
          <table:table-cell table:style-name="ce1" office:value-type="string" calcext:value-type="string">
            <text:p>燃焼（Combustion）</text:p>
          </table:table-cell>
          <table:table-cell office:value-type="string" calcext:value-type="string">
            <text:p>coldEngineFoam</text:p>
          </table:table-cell>
          <table:table-cell table:style-name="ce6" office:value-type="string" calcext:value-type="string">
            <text:p><text:span text:style-name="T5">内燃機関のコールドフローのソルバ</text:span></text:p>
          </table:table-cell>
          <table:table-cell office:value-type="float" office:value="1310" calcext:value-type="float">
            <text:p>1310</text:p>
          </table:table-cell>
          <table:table-cell table:number-columns-repeated="5"/>
        </table:table-row>
        <table:table-row table:style-name="ro2">
          <table:table-cell office:value-type="string" calcext:value-type="string">
            <text:p>基礎的なCFDコード（'Basic' CFD codes）</text:p>
          </table:table-cell>
          <table:table-cell office:value-type="string" calcext:value-type="string">
            <text:p>scalarTransportFoam</text:p>
          </table:table-cell>
          <table:table-cell table:style-name="ce6" office:value-type="string" calcext:value-type="string">
            <text:p><text:span text:style-name="T5">パッシブスカラの輸送方程式を解く</text:span></text:p>
          </table:table-cell>
          <table:table-cell office:value-type="float" office:value="1290" calcext:value-type="float">
            <text:p>1290</text:p>
          </table:table-cell>
          <table:table-cell table:number-columns-repeated="5"/>
        </table:table-row>
        <table:table-row table:style-name="ro8">
          <table:table-cell office:value-type="string" calcext:value-type="string">
            <text:p>非圧縮性流れ（Incompressible flow）</text:p>
          </table:table-cell>
          <table:table-cell office:value-type="string" calcext:value-type="string">
            <text:p>adjointShapeOptimizationFoam</text:p>
          </table:table-cell>
          <table:table-cell table:style-name="ce9" office:value-type="string" calcext:value-type="string">
            <text:p><text:span text:style-name="T17">随伴形式を用いて圧力損失を生じると推定された領域に，</text:span><text:span text:style-name="T18">「ブロッケージ」を適用することで管路形状を最適化する，非圧縮性・乱流の非ニュートン流体用定常ソルバ</text:span></text:p>
          </table:table-cell>
          <table:table-cell table:style-name="ce12" office:value-type="float" office:value="1240" calcext:value-type="float">
            <text:p>1240</text:p>
          </table:table-cell>
          <table:table-cell table:number-columns-repeated="5"/>
        </table:table-row>
        <table:table-row table:style-name="ro15">
          <table:table-cell table:style-name="ce1" office:value-type="string" calcext:value-type="string">
            <text:p>多相流（Multiphase flow）</text:p>
          </table:table-cell>
          <table:table-cell table:style-name="ce4" office:value-type="string" calcext:value-type="string">
            <text:p>driftFluxFoam</text:p>
          </table:table-cell>
          <table:table-cell table:style-name="ce4" office:value-type="string" calcext:value-type="string">
            <text:p>Solver for 2 incompressible fluids using the mixture approach with the drift-flux approximation for relative motion of the phases</text:p>
          </table:table-cell>
          <table:table-cell office:value-type="float" office:value="1220" calcext:value-type="float">
            <text:p>1220</text:p>
          </table:table-cell>
          <table:table-cell table:number-columns-repeated="5"/>
        </table:table-row>
        <table:table-row table:style-name="ro12">
          <table:table-cell table:style-name="ce1" office:value-type="string" calcext:value-type="string">
            <text:p>圧縮性流れ（Compressible flow）</text:p>
          </table:table-cell>
          <table:table-cell office:value-type="string" calcext:value-type="string">
            <text:p>sonicDyMFoam</text:p>
          </table:table-cell>
          <table:table-cell table:style-name="ce6" office:value-type="string" calcext:value-type="string">
            <text:p><text:span text:style-name="T17">移動メッシュを伴う，遷音速または超音速用の，層流および乱流の圧縮性気体用非定常ソルバ</text:span></text:p>
          </table:table-cell>
          <table:table-cell office:value-type="float" office:value="1160" calcext:value-type="float">
            <text:p>1160</text:p>
          </table:table-cell>
          <table:table-cell table:number-columns-repeated="5"/>
        </table:table-row>
        <table:table-row table:style-name="ro6">
          <table:table-cell table:style-name="ce1" office:value-type="string" calcext:value-type="string">
            <text:p>多相流（Multiphase flow）</text:p>
          </table:table-cell>
          <table:table-cell office:value-type="string" calcext:value-type="string">
            <text:p>multiphaseEulerFoam</text:p>
          </table:table-cell>
          <table:table-cell table:style-name="ce6" office:value-type="string" calcext:value-type="string">
            <text:p><text:span text:style-name="T5">熱伝達を含む圧縮性多相流体系のソルバ</text:span></text:p>
          </table:table-cell>
          <table:table-cell office:value-type="float" office:value="1130" calcext:value-type="float">
            <text:p>1130</text:p>
          </table:table-cell>
          <table:table-cell table:number-columns-repeated="5"/>
        </table:table-row>
        <table:table-row table:style-name="ro6">
          <table:table-cell table:style-name="ce1" office:value-type="string" calcext:value-type="string">
            <text:p>圧縮性流れ（Compressible flow）</text:p>
          </table:table-cell>
          <table:table-cell office:value-type="string" calcext:value-type="string">
            <text:p>rhoSimplecFoam</text:p>
          </table:table-cell>
          <table:table-cell table:style-name="ce5" office:value-type="string" calcext:value-type="string">
            <text:p><text:span text:style-name="T10">層流および</text:span><text:span text:style-name="T46">RANS </text:span><text:span text:style-name="T47">による乱流の圧縮性流体用定常状態 </text:span><text:span text:style-name="T48">SIMPLEC </text:span><text:span text:style-name="T47">ソルバ</text:span></text:p>
          </table:table-cell>
          <table:table-cell office:value-type="float" office:value="1080" calcext:value-type="float">
            <text:p>1080</text:p>
          </table:table-cell>
          <table:table-cell table:number-columns-repeated="5"/>
        </table:table-row>
        <table:table-row table:style-name="ro10">
          <table:table-cell table:style-name="ce1" office:value-type="string" calcext:value-type="string">
            <text:p>粒子追跡流（Particle-tracking flows）</text:p>
          </table:table-cell>
          <table:table-cell office:value-type="string" calcext:value-type="string">
            <text:p>uncoupledKinematicParcelFoam</text:p>
          </table:table-cell>
          <table:table-cell table:style-name="ce6" office:value-type="string" calcext:value-type="string">
            <text:p><text:span text:style-name="T5">単一の運動学的粒子群の受動的輸送用の非定常ソルバ</text:span></text:p>
          </table:table-cell>
          <table:table-cell office:value-type="float" office:value="908" calcext:value-type="float">
            <text:p>908</text:p>
          </table:table-cell>
          <table:table-cell table:number-columns-repeated="5"/>
        </table:table-row>
        <table:table-row table:style-name="ro8">
          <table:table-cell table:style-name="ce1" office:value-type="string" calcext:value-type="string">
            <text:p>多相流（Multiphase flow）</text:p>
          </table:table-cell>
          <table:table-cell office:value-type="string" calcext:value-type="string">
            <text:p>potentialFreeSurfaceFoam</text:p>
          </table:table-cell>
          <table:table-cell table:style-name="ce8" office:value-type="string" calcext:value-type="string">
            <text:p><text:span text:style-name="T13">単相の自由表面近似を使えるように波高さのフィールドを</text:span><text:span text:style-name="T59">含んだ，非圧縮性の </text:span><text:span text:style-name="T60">Navier–Stokes </text:span><text:span text:style-name="T61">方程式ソルバ</text:span></text:p>
          </table:table-cell>
          <table:table-cell office:value-type="float" office:value="882" calcext:value-type="float">
            <text:p>882</text:p>
          </table:table-cell>
          <table:table-cell table:number-columns-repeated="5"/>
        </table:table-row>
        <table:table-row table:style-name="ro10">
          <table:table-cell table:style-name="ce1" office:value-type="string" calcext:value-type="string">
            <text:p>粒子追跡流（Particle-tracking flows）</text:p>
          </table:table-cell>
          <table:table-cell office:value-type="string" calcext:value-type="string">
            <text:p>coalChemistryFoam</text:p>
          </table:table-cell>
          <table:table-cell table:style-name="ce6" office:value-type="string" calcext:value-type="string">
            <text:p><text:span text:style-name="T17">石炭・石灰石パーセルの噴射，エネルギ源，および燃焼を伴う圧縮性乱流用非定常ソルバ</text:span></text:p>
          </table:table-cell>
          <table:table-cell office:value-type="float" office:value="872" calcext:value-type="float">
            <text:p>872</text:p>
          </table:table-cell>
          <table:table-cell table:number-columns-repeated="5"/>
        </table:table-row>
        <table:table-row table:style-name="ro10">
          <table:table-cell table:style-name="ce1" office:value-type="string" calcext:value-type="string">
            <text:p>粒子追跡流（Particle-tracking flows）</text:p>
          </table:table-cell>
          <table:table-cell office:value-type="string" calcext:value-type="string">
            <text:p>reactingParcelFoam</text:p>
          </table:table-cell>
          <table:table-cell table:style-name="ce8" office:value-type="string" calcext:value-type="string">
            <text:p><text:span text:style-name="T42">Lagrange </text:span><text:span text:style-name="T43">型パーセルの反応を伴う圧縮性層流・乱流用非定常 </text:span><text:span text:style-name="T44">PIMPLE </text:span><text:span text:style-name="T45">ソルバ．実行時にソース項や制約条件といった</text:span><text:span text:style-name="T2">有限体積法オプションを選択できる．</text:span></text:p>
          </table:table-cell>
          <table:table-cell office:value-type="float" office:value="849" calcext:value-type="float">
            <text:p>849</text:p>
          </table:table-cell>
          <table:table-cell table:number-columns-repeated="5"/>
        </table:table-row>
        <table:table-row table:style-name="ro8">
          <table:table-cell table:style-name="ce1" office:value-type="string" calcext:value-type="string">
            <text:p>多相流（Multiphase flow）</text:p>
          </table:table-cell>
          <table:table-cell office:value-type="string" calcext:value-type="string">
            <text:p>compressibleMultiphaseInterFoam</text:p>
          </table:table-cell>
          <table:table-cell table:style-name="ce5" office:value-type="string" calcext:value-type="string">
            <text:p><text:span text:style-name="T6">VOF (volume of fluid) </text:span><text:span text:style-name="T62">相比率に基づいた界面捕獲法による不混和流体の圧縮性・非等温 </text:span><text:span text:style-name="T63">n </text:span><text:span text:style-name="T64">相流用ソルバ</text:span></text:p>
          </table:table-cell>
          <table:table-cell office:value-type="float" office:value="813" calcext:value-type="float">
            <text:p>813</text:p>
          </table:table-cell>
          <table:table-cell table:number-columns-repeated="5"/>
        </table:table-row>
        <table:table-row table:style-name="ro16">
          <table:table-cell table:style-name="ce1" office:value-type="string" calcext:value-type="string">
            <text:p>燃焼（Combustion）</text:p>
          </table:table-cell>
          <table:table-cell office:value-type="string" calcext:value-type="string">
            <text:p>chemFoam</text:p>
          </table:table-cell>
          <table:table-cell table:style-name="ce6" office:value-type="string" calcext:value-type="string">
            <text:p><text:span text:style-name="T17">化学問題のためのソルバ．他の化学ソルバとの比較用に，単一セル上で使うように作られています．単一セルのメッシュはソルバ内でその場で作成され，場も初期条件からソルバ内でその場で作成されます．</text:span></text:p>
          </table:table-cell>
          <table:table-cell office:value-type="float" office:value="761" calcext:value-type="float">
            <text:p>761</text:p>
          </table:table-cell>
          <table:table-cell table:number-columns-repeated="5"/>
        </table:table-row>
        <table:table-row table:style-name="ro16">
          <table:table-cell table:style-name="ce1" office:value-type="string" calcext:value-type="string">
            <text:p>多相流（Multiphase flow）</text:p>
          </table:table-cell>
          <table:table-cell office:value-type="string" calcext:value-type="string">
            <text:p>interPhaseChangeDyMFoam</text:p>
          </table:table-cell>
          <table:table-cell table:style-name="ce8" office:value-type="string" calcext:value-type="string">
            <text:p><text:span text:style-name="T53">相変化（キャビテーションなど）を伴なう，不混和流体の</text:span><text:span text:style-name="T54">非圧縮性・等温 </text:span><text:span text:style-name="T55">2 </text:span><text:span text:style-name="T56">相流用ソルバ． </text:span><text:span text:style-name="T55">VOF (volume of fluid) </text:span><text:span text:style-name="T57">相</text:span><text:span text:style-name="T58">比率に基づいた界面捕獲法を用いる．メッシュ移動や，アダプティブ再メッシングを含むメッシュのトポロジ変化も扱える．</text:span></text:p>
          </table:table-cell>
          <table:table-cell office:value-type="float" office:value="738" calcext:value-type="float">
            <text:p>738</text:p>
          </table:table-cell>
          <table:table-cell table:number-columns-repeated="5"/>
        </table:table-row>
        <table:table-row table:style-name="ro6">
          <table:table-cell table:style-name="ce1" office:value-type="string" calcext:value-type="string">
            <text:p>多相流（Multiphase flow）</text:p>
          </table:table-cell>
          <table:table-cell office:value-type="string" calcext:value-type="string">
            <text:p>interMixingFoam</text:p>
          </table:table-cell>
          <table:table-cell table:style-name="ce8" office:value-type="string" calcext:value-type="string">
            <text:p><text:span text:style-name="T65">界面捕獲のために </text:span><text:span text:style-name="T66">VOF </text:span><text:span text:style-name="T67">法を用いた非圧縮性 </text:span><text:span text:style-name="T68">3 </text:span><text:span text:style-name="T67">相流（うち二</text:span><text:span text:style-name="T2">つは混和性）用ソルバ</text:span></text:p>
          </table:table-cell>
          <table:table-cell office:value-type="float" office:value="691" calcext:value-type="float">
            <text:p>691</text:p>
          </table:table-cell>
          <table:table-cell table:number-columns-repeated="5"/>
        </table:table-row>
        <table:table-row table:style-name="ro10">
          <table:table-cell table:style-name="ce1" office:value-type="string" calcext:value-type="string">
            <text:p>粒子追跡流（Particle-tracking flows）</text:p>
          </table:table-cell>
          <table:table-cell office:value-type="string" calcext:value-type="string">
            <text:p>DPMFoam</text:p>
          </table:table-cell>
          <table:table-cell table:style-name="ce9" office:value-type="string" calcext:value-type="string">
            <text:p><text:span text:style-name="T17">連続した相の体積率の影響を伴う単一の運動学的粒子群の</text:span><text:span text:style-name="T18">練成した輸送の非定常ソルバ</text:span></text:p>
          </table:table-cell>
          <table:table-cell office:value-type="float" office:value="639" calcext:value-type="float">
            <text:p>639</text:p>
          </table:table-cell>
          <table:table-cell table:number-columns-repeated="5"/>
        </table:table-row>
        <table:table-row table:style-name="ro13">
          <table:table-cell table:style-name="ce1" office:value-type="string" calcext:value-type="string">
            <text:p>圧縮性流れ（Compressible flow）</text:p>
          </table:table-cell>
          <table:table-cell office:value-type="string" calcext:value-type="string">
            <text:p>rhoCentralDyMFoam</text:p>
          </table:table-cell>
          <table:table-cell table:style-name="ce8" office:value-type="string" calcext:value-type="string">
            <text:p><text:span text:style-name="T65">移動メッシュおよび乱流モデルに対応した， </text:span><text:span text:style-name="T66">Kurganov </text:span><text:span text:style-name="T67">と</text:span><text:span text:style-name="T68">Tadmor </text:span><text:span text:style-name="T67">の中央風上スキームに基づいた密度ベースの圧縮</text:span><text:span text:style-name="T2">性流ソルバ</text:span></text:p>
          </table:table-cell>
          <table:table-cell office:value-type="float" office:value="541" calcext:value-type="float">
            <text:p>541</text:p>
          </table:table-cell>
          <table:table-cell table:number-columns-repeated="5"/>
        </table:table-row>
        <table:table-row table:style-name="ro6">
          <table:table-cell table:style-name="ce1" office:value-type="string" calcext:value-type="string">
            <text:p>電磁流体（Electromagnetics）</text:p>
          </table:table-cell>
          <table:table-cell office:value-type="string" calcext:value-type="string">
            <text:p>magneticFoam</text:p>
          </table:table-cell>
          <table:table-cell table:style-name="ce6" office:value-type="string" calcext:value-type="string">
            <text:p><text:span text:style-name="T5">永久磁石により印加される磁場のソルバ</text:span></text:p>
          </table:table-cell>
          <table:table-cell office:value-type="float" office:value="472" calcext:value-type="float">
            <text:p>472</text:p>
          </table:table-cell>
          <table:table-cell table:number-columns-repeated="5"/>
        </table:table-row>
        <table:table-row table:style-name="ro16">
          <table:table-cell table:style-name="ce1" office:value-type="string" calcext:value-type="string">
            <text:p>多相流（Multiphase flow）</text:p>
          </table:table-cell>
          <table:table-cell office:value-type="string" calcext:value-type="string">
            <text:p>cavitatingDyMFoam</text:p>
          </table:table-cell>
          <table:table-cell table:style-name="ce6" office:value-type="string" calcext:value-type="string">
            <text:p><text:span text:style-name="T17">均質な平衡モデルに基づいて，液体・蒸気の混合物の圧縮率を得る非定常のキャビテーション用コード．オプションとしてメッシュの移動や，適応再メッシングを含むメッシュのトポロジ変化をサポートする．</text:span></text:p>
          </table:table-cell>
          <table:table-cell table:style-name="ce13" office:value-type="float" office:value="347" calcext:value-type="float">
            <text:p>347</text:p>
          </table:table-cell>
          <table:table-cell table:number-columns-repeated="5"/>
        </table:table-row>
        <table:table-row table:style-name="ro7">
          <table:table-cell table:style-name="ce2" office:value-type="string" calcext:value-type="string">
            <text:p><text:span text:style-name="T2">熱輸送と浮力駆動流れ（</text:span><text:span text:style-name="T3">Heat transfer and buoyancy-driven flows</text:span><text:span text:style-name="T2">）</text:span></text:p>
          </table:table-cell>
          <table:table-cell table:style-name="ce4" office:value-type="string" calcext:value-type="string">
            <text:p>thermoFoam</text:p>
          </table:table-cell>
          <table:table-cell table:style-name="ce4" office:value-type="string" calcext:value-type="string">
            <text:p>Evolves the thermodynamics on a frozen flow field</text:p>
          </table:table-cell>
          <table:table-cell office:value-type="float" office:value="336" calcext:value-type="float">
            <text:p>336</text:p>
          </table:table-cell>
          <table:table-cell table:number-columns-repeated="5"/>
        </table:table-row>
        <table:table-row table:style-name="ro12">
          <table:table-cell table:style-name="ce1" office:value-type="string" calcext:value-type="string">
            <text:p>燃焼（Combustion）</text:p>
          </table:table-cell>
          <table:table-cell office:value-type="string" calcext:value-type="string">
            <text:p>rhoReactingBuoyantFoam</text:p>
          </table:table-cell>
          <table:table-cell table:style-name="ce6" office:value-type="string" calcext:value-type="string">
            <text:p><text:span text:style-name="T17">密度ベースの熱力学パッケージと，改良された浮力の処理を用いた，化学反応を伴う燃焼用ソルバ</text:span></text:p>
          </table:table-cell>
          <table:table-cell office:value-type="float" office:value="295" calcext:value-type="float">
            <text:p>295</text:p>
          </table:table-cell>
          <table:table-cell table:number-columns-repeated="5"/>
        </table:table-row>
        <table:table-row table:style-name="ro17">
          <table:table-cell table:style-name="ce1"/>
          <table:table-cell/>
          <table:table-cell table:style-name="ce6"/>
          <table:table-cell table:number-columns-repeated="6"/>
        </table:table-row>
        <table:table-row table:style-name="ro17">
          <table:table-cell table:style-name="ce1"/>
          <table:table-cell/>
          <table:table-cell table:style-name="ce8"/>
          <table:table-cell table:number-columns-repeated="6"/>
        </table:table-row>
        <table:table-row table:style-name="ro17">
          <table:table-cell table:style-name="ce1"/>
          <table:table-cell/>
          <table:table-cell table:style-name="ce6"/>
          <table:table-cell table:number-columns-repeated="6"/>
        </table:table-row>
        <table:table-row table:style-name="ro17">
          <table:table-cell table:style-name="ce1"/>
          <table:table-cell/>
          <table:table-cell table:style-name="ce8"/>
          <table:table-cell table:number-columns-repeated="6"/>
        </table:table-row>
        <table:table-row table:style-name="ro17">
          <table:table-cell table:style-name="ce1"/>
          <table:table-cell/>
          <table:table-cell table:style-name="ce5"/>
          <table:table-cell table:number-columns-repeated="6"/>
        </table:table-row>
        <table:table-row table:style-name="ro17">
          <table:table-cell table:style-name="ce1"/>
          <table:table-cell/>
          <table:table-cell table:style-name="ce6"/>
          <table:table-cell table:number-columns-repeated="6"/>
        </table:table-row>
        <table:table-row table:style-name="ro17" table:number-rows-repeated="2">
          <table:table-cell table:style-name="ce1"/>
          <table:table-cell/>
          <table:table-cell table:style-name="ce8"/>
          <table:table-cell table:number-columns-repeated="6"/>
        </table:table-row>
        <table:table-row table:style-name="ro17">
          <table:table-cell table:style-name="ce1"/>
          <table:table-cell/>
          <table:table-cell table:style-name="ce9"/>
          <table:table-cell table:number-columns-repeated="6"/>
        </table:table-row>
        <table:table-row table:style-name="ro17">
          <table:table-cell table:style-name="ce1"/>
          <table:table-cell/>
          <table:table-cell table:style-name="ce8"/>
          <table:table-cell table:number-columns-repeated="6"/>
        </table:table-row>
        <table:table-row table:style-name="ro17">
          <table:table-cell table:style-name="ce1"/>
          <table:table-cell/>
          <table:table-cell table:style-name="ce6"/>
          <table:table-cell table:number-columns-repeated="6"/>
        </table:table-row>
        <table:table-row table:style-name="ro17">
          <table:table-cell table:style-name="ce1"/>
          <table:table-cell/>
          <table:table-cell table:style-name="ce6"/>
          <table:table-cell table:style-name="ce13"/>
          <table:table-cell table:number-columns-repeated="5"/>
        </table:table-row>
        <table:table-row table:style-name="ro17">
          <table:table-cell table:style-name="ce2"/>
          <table:table-cell table:style-name="ce4" table:number-columns-repeated="2"/>
          <table:table-cell table:number-columns-repeated="6"/>
        </table:table-row>
        <table:table-row table:style-name="ro17">
          <table:table-cell table:style-name="ce1"/>
          <table:table-cell/>
          <table:table-cell table:style-name="ce6"/>
          <table:table-cell table:number-columns-repeated="6"/>
        </table:table-row>
        <table:table-row table:style-name="ro1" table:number-rows-repeated="2">
          <table:table-cell table:number-columns-repeated="3"/>
          <table:table-cell table:style-name="ce14"/>
          <table:table-cell table:number-columns-repeated="5"/>
        </table:table-row>
        <table:table-row table:style-name="ro1">
          <table:table-cell table:number-columns-repeated="2"/>
          <table:table-cell table:style-name="Default"/>
          <table:table-cell table:number-columns-repeated="6"/>
        </table:table-row>
        <table:table-row table:style-name="ro1" table:number-rows-repeated="4">
          <table:table-cell table:number-columns-repeated="9"/>
        </table:table-row>
        <table:table-row table:style-name="ro1">
          <table:table-cell table:number-columns-repeated="2"/>
          <table:table-cell table:style-name="Default"/>
          <table:table-cell table:number-columns-repeated="6"/>
        </table:table-row>
        <table:table-row table:style-name="ro1" table:number-rows-repeated="1048483">
          <table:table-cell table:number-columns-repeated="9"/>
        </table:table-row>
        <table:table-row table:style-name="ro1">
          <table:table-cell table:number-columns-repeated="9"/>
        </table:table-row>
      </table:table>
      <table:named-expressions/>
      <table:database-ranges>
        <table:database-range table:name="__Anonymous_Sheet_DB__0" table:target-range-address="OpenFOAM標準ソルバー検索ヒット数.A1:OpenFOAM標準ソルバー検索ヒット数.D1048576">
          <table:sort>
            <table:sort-by table:field-number="3"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PAMincho" svg:font-family="IPAMincho" style:font-family-generic="roman"/>
    <style:font-face style:name="LMRoman10-Regular" svg:font-family="LMRoman10-Regular" style:font-family-generic="roman"/>
    <style:font-face style:name="Cursive" svg:font-family="Cursive" style:font-family-generic="script"/>
    <style:font-face style:name="CMBX12" svg:font-family="CMBX12" style:font-family-generic="swiss"/>
    <style:font-face style:name="Courier New" svg:font-family="'Courier New'" style:font-family-generic="modern" style:font-pitch="fixed"/>
    <style:font-face style:name="TeXGyreTermes" svg:font-family="TeXGyreTermes" style:font-adornments="標準" style:font-family-generic="modern" style:font-pitch="variable"/>
    <style:font-face style:name="IPAex明朝" svg:font-family="IPAex明朝" style:font-adornments="標準"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IPAPMincho" style:font-family-generic-asian="system" style:font-pitch-asian="variable" style:font-size-asian="12pt" style:language-asian="ja" style:country-asian="JP" style:font-name-complex="TakaoPGothic" style:font-size-complex="12pt"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table-cell-properties fo:background-color="transparent" style:vertical-align="top" loext:vertical-justify="auto"/>
      <style:paragraph-properties css3t:text-justify="auto" style:line-break="strict"/>
      <style:text-properties style:font-name="TeXGyreTermes" fo:font-family="TeXGyreTermes" style:font-style-name="標準" style:font-family-generic="modern" style:font-pitch="variable" fo:language="en" fo:country="US" style:font-name-asian="IPAex明朝" style:font-family-asian="IPAex明朝" style:font-style-name-asian="標準" style:font-family-generic-asian="roman" style:font-pitch-asian="variable" style:language-asian="ja" style:country-asian="JP"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外枠1.0" style:family="table-cell" style:parent-style-name="Default">
      <style:table-cell-properties fo:border="0.99pt solid #000000"/>
    </style:style>
    <style:style style:name="上線1.0" style:family="table-cell" style:parent-style-name="Default">
      <style:table-cell-properties fo:border-bottom="none" fo:border-left="none" fo:border-right="none" fo:border-top="0.99pt solid #000000"/>
    </style:style>
    <style:style style:name="下線1.0" style:family="table-cell" style:parent-style-name="Default">
      <style:table-cell-properties fo:border-bottom="0.99pt solid #000000" fo:border-left="none" fo:border-right="none" fo:border-top="none"/>
    </style:style>
    <style:style style:name="上下線1.0" style:family="table-cell" style:parent-style-name="Default">
      <style:table-cell-properties fo:border-bottom="1.05pt solid #000000" fo:border-left="none" fo:border-right="none" fo:border-top="1.05pt solid #000000"/>
    </style:style>
    <style:style style:name="グレーしましま" style:family="table-cell" style:parent-style-name="Default">
      <style:table-cell-properties fo:background-color="#e6e6e6"/>
    </style:style>
  </office:styles>
  <office:automatic-styles>
    <style:page-layout style:name="Mpm1">
      <style:page-layout-properties style:shadow="none" fo:background-color="transparent"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1">0000/00/00</text:date>, <text:time style:data-style-name="N2" text:time-value="14:08:55.7203220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6H19M41S</meta:editing-duration>
    <meta:editing-cycles>74</meta:editing-cycles>
    <meta:generator>LibreOffice/5.1.2.2$Linux_X86_64 LibreOffice_project/10m0$Build-2</meta:generator>
    <dc:date>2016-05-01T14:10:11.015516730</dc:date>
    <dc:creator>Ken SENOO</dc:creator>
    <meta:document-statistic meta:table-count="1" meta:cell-count="297" meta:object-count="10"/>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family="TeXGyreHeros" style:font-style-name="Regular" fo:font-size="16pt" style:font-family-asian="'Migu 1P'" style:font-style-name-asian="Regular" style:font-size-asian="16pt" style:font-size-complex="13pt"/>
    </style:style>
    <style:style style:name="ch3" style:family="chart">
      <style:chart-properties chart:vertical="true" chart:include-hidden-cells="false" chart:treat-empty-cells="leave-gap"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family="TeXGyreHeros" style:font-style-name="Regular" fo:font-size="4pt" style:font-family-asian="'Migu 1P'" style:font-style-name-asian="Regular" style:font-size-asian="4pt" style:font-size-complex="10pt"/>
    </style:style>
    <style:style style:name="ch5" style:family="chart" style:data-style-name="N0">
      <style:chart-properties chart:display-label="true" chart:logarithmic="false" chart:origin="0" chart:gap-width="50" chart:reverse-direction="false" text:line-break="false" loext:try-staggering-first="false" chart:link-data-style-to-source="true" chart:axis-position="1"/>
      <style:graphic-properties svg:stroke-color="#b3b3b3"/>
      <style:text-properties fo:font-family="TeXGyreHeros" style:font-style-name="Regular" fo:font-size="14pt" style:font-size-asian="14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6666ff"/>
      <style:text-properties fo:font-size="10pt" style:font-size-asian="10pt" style:font-size-complex="10pt"/>
    </style:style>
    <style:style style:name="ch8" style:family="chart">
      <style:chart-properties chart:solid-type="cuboid"/>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6.789cm" svg:height="18.884cm" xlink:href=".." xlink:type="simple" chart:class="chart:bar" chart:style-name="ch1">
        <chart:title svg:x="11.033cm" svg:y="0cm" chart:style-name="ch2">
          <text:p>ソルバ別検索ヒット数</text:p>
        </chart:title>
        <chart:plot-area chart:style-name="ch3" table:cell-range-address="OpenFOAM標準ソルバー検索ヒット数.B18:OpenFOAM標準ソルバー検索ヒット数.B82 OpenFOAM標準ソルバー検索ヒット数.D18:OpenFOAM標準ソルバー検索ヒット数.D82" chart:data-source-has-labels="column" svg:x="0.802cm" svg:y="0.637cm" svg:width="25.464cm" svg:height="18.245cm">
          <chartooo:coordinate-region svg:x="3.17cm" svg:y="1.63cm" svg:width="22.512cm" svg:height="17.252cm"/>
          <chart:axis chart:dimension="x" chart:name="primary-x" chart:style-name="ch4" chartooo:axis-type="text">
            <chart:categories table:cell-range-address="OpenFOAM標準ソルバー検索ヒット数.B18:OpenFOAM標準ソルバー検索ヒット数.B82"/>
          </chart:axis>
          <chart:axis chart:dimension="y" chart:name="primary-y" chart:style-name="ch5">
            <chart:grid chart:style-name="ch6" chart:class="major"/>
          </chart:axis>
          <chart:series chart:style-name="ch7" chart:values-cell-range-address="OpenFOAM標準ソルバー検索ヒット数.D18:OpenFOAM標準ソルバー検索ヒット数.D82" chart:class="chart:bar">
            <chart:data-point chart:repeated="36"/>
            <chart:data-point chart:style-name="ch8"/>
            <chart:data-point chart:repeated="2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reactingEulerFoam</text:p>
                <draw:g>
                  <svg:desc>OpenFOAM標準ソルバー検索ヒット数.B18:OpenFOAM標準ソルバー検索ヒット数.B82</svg:desc>
                </draw:g>
              </table:table-cell>
              <table:table-cell office:value-type="float" office:value="3800">
                <text:p>3800</text:p>
                <draw:g>
                  <svg:desc>OpenFOAM標準ソルバー検索ヒット数.D18:OpenFOAM標準ソルバー検索ヒット数.D82</svg:desc>
                </draw:g>
              </table:table-cell>
            </table:table-row>
            <table:table-row>
              <table:table-cell office:value-type="string">
                <text:p>pimpleFoam</text:p>
              </table:table-cell>
              <table:table-cell office:value-type="float" office:value="3740">
                <text:p>3740</text:p>
              </table:table-cell>
            </table:table-row>
            <table:table-row>
              <table:table-cell office:value-type="string">
                <text:p>chtMultiRegionSimpleFoam</text:p>
              </table:table-cell>
              <table:table-cell office:value-type="float" office:value="3680">
                <text:p>3680</text:p>
              </table:table-cell>
            </table:table-row>
            <table:table-row>
              <table:table-cell office:value-type="string">
                <text:p>sprayFoam</text:p>
              </table:table-cell>
              <table:table-cell office:value-type="float" office:value="3400">
                <text:p>3400</text:p>
              </table:table-cell>
            </table:table-row>
            <table:table-row>
              <table:table-cell office:value-type="string">
                <text:p>sonicLiquidFoam</text:p>
              </table:table-cell>
              <table:table-cell office:value-type="float" office:value="3390">
                <text:p>3390</text:p>
              </table:table-cell>
            </table:table-row>
            <table:table-row>
              <table:table-cell office:value-type="string">
                <text:p>nonNewtonianIcoFoam</text:p>
              </table:table-cell>
              <table:table-cell office:value-type="float" office:value="3030">
                <text:p>3030</text:p>
              </table:table-cell>
            </table:table-row>
            <table:table-row>
              <table:table-cell office:value-type="string">
                <text:p>shallowWaterFoam</text:p>
              </table:table-cell>
              <table:table-cell office:value-type="float" office:value="3020">
                <text:p>3020</text:p>
              </table:table-cell>
            </table:table-row>
            <table:table-row>
              <table:table-cell office:value-type="string">
                <text:p>mhdFoam</text:p>
              </table:table-cell>
              <table:table-cell office:value-type="float" office:value="3000">
                <text:p>3000</text:p>
              </table:table-cell>
            </table:table-row>
            <table:table-row>
              <table:table-cell office:value-type="string">
                <text:p>rhoCentralFoam</text:p>
              </table:table-cell>
              <table:table-cell office:value-type="float" office:value="2840">
                <text:p>2840</text:p>
              </table:table-cell>
            </table:table-row>
            <table:table-row>
              <table:table-cell office:value-type="string">
                <text:p>reactingFoam</text:p>
              </table:table-cell>
              <table:table-cell office:value-type="float" office:value="2760">
                <text:p>2760</text:p>
              </table:table-cell>
            </table:table-row>
            <table:table-row>
              <table:table-cell office:value-type="string">
                <text:p>rhoSimpleFoam</text:p>
              </table:table-cell>
              <table:table-cell office:value-type="float" office:value="2650">
                <text:p>2650</text:p>
              </table:table-cell>
            </table:table-row>
            <table:table-row>
              <table:table-cell office:value-type="string">
                <text:p>solidDisplacementFoam</text:p>
              </table:table-cell>
              <table:table-cell office:value-type="float" office:value="2530">
                <text:p>2530</text:p>
              </table:table-cell>
            </table:table-row>
            <table:table-row>
              <table:table-cell office:value-type="string">
                <text:p>electrostaticFoam</text:p>
              </table:table-cell>
              <table:table-cell office:value-type="float" office:value="2480">
                <text:p>2480</text:p>
              </table:table-cell>
            </table:table-row>
            <table:table-row>
              <table:table-cell office:value-type="string">
                <text:p>reactingParcelFilmFoam</text:p>
              </table:table-cell>
              <table:table-cell office:value-type="float" office:value="2470">
                <text:p>2470</text:p>
              </table:table-cell>
            </table:table-row>
            <table:table-row>
              <table:table-cell office:value-type="string">
                <text:p>twoLiquidMixingFoam</text:p>
              </table:table-cell>
              <table:table-cell office:value-type="float" office:value="2420">
                <text:p>2420</text:p>
              </table:table-cell>
            </table:table-row>
            <table:table-row>
              <table:table-cell office:value-type="string">
                <text:p>fireFoam</text:p>
              </table:table-cell>
              <table:table-cell office:value-type="float" office:value="2360">
                <text:p>2360</text:p>
              </table:table-cell>
            </table:table-row>
            <table:table-row>
              <table:table-cell office:value-type="string">
                <text:p>solidEquilibriumDisplacementFoam</text:p>
              </table:table-cell>
              <table:table-cell office:value-type="float" office:value="2330">
                <text:p>2330</text:p>
              </table:table-cell>
            </table:table-row>
            <table:table-row>
              <table:table-cell office:value-type="string">
                <text:p>potentialFoam</text:p>
              </table:table-cell>
              <table:table-cell office:value-type="float" office:value="2300">
                <text:p>2300</text:p>
              </table:table-cell>
            </table:table-row>
            <table:table-row>
              <table:table-cell office:value-type="string">
                <text:p>financialFoam</text:p>
              </table:table-cell>
              <table:table-cell office:value-type="float" office:value="2230">
                <text:p>2230</text:p>
              </table:table-cell>
            </table:table-row>
            <table:table-row>
              <table:table-cell office:value-type="string">
                <text:p>buoyantPimpleFoam</text:p>
              </table:table-cell>
              <table:table-cell office:value-type="float" office:value="1940">
                <text:p>1940</text:p>
              </table:table-cell>
            </table:table-row>
            <table:table-row>
              <table:table-cell office:value-type="string">
                <text:p>laplacianFoam</text:p>
              </table:table-cell>
              <table:table-cell office:value-type="float" office:value="1910">
                <text:p>1910</text:p>
              </table:table-cell>
            </table:table-row>
            <table:table-row>
              <table:table-cell office:value-type="string">
                <text:p>compressibleInterDyMFoam</text:p>
              </table:table-cell>
              <table:table-cell office:value-type="float" office:value="1800">
                <text:p>1800</text:p>
              </table:table-cell>
            </table:table-row>
            <table:table-row>
              <table:table-cell office:value-type="string">
                <text:p>mdEquilibrationFoam</text:p>
              </table:table-cell>
              <table:table-cell office:value-type="float" office:value="1760">
                <text:p>1760</text:p>
              </table:table-cell>
            </table:table-row>
            <table:table-row>
              <table:table-cell office:value-type="string">
                <text:p>buoyantBoussinesqPimpleFoam</text:p>
              </table:table-cell>
              <table:table-cell office:value-type="float" office:value="1730">
                <text:p>1730</text:p>
              </table:table-cell>
            </table:table-row>
            <table:table-row>
              <table:table-cell office:value-type="string">
                <text:p>rhoPimpleFoam</text:p>
              </table:table-cell>
              <table:table-cell office:value-type="float" office:value="1710">
                <text:p>1710</text:p>
              </table:table-cell>
            </table:table-row>
            <table:table-row>
              <table:table-cell office:value-type="string">
                <text:p>compressibleInterFoam</text:p>
              </table:table-cell>
              <table:table-cell office:value-type="float" office:value="1630">
                <text:p>1630</text:p>
              </table:table-cell>
            </table:table-row>
            <table:table-row>
              <table:table-cell office:value-type="string">
                <text:p>interPhaseChangeFoam</text:p>
              </table:table-cell>
              <table:table-cell office:value-type="float" office:value="1510">
                <text:p>1510</text:p>
              </table:table-cell>
            </table:table-row>
            <table:table-row>
              <table:table-cell office:value-type="string">
                <text:p>rhoReactingFoam</text:p>
              </table:table-cell>
              <table:table-cell office:value-type="float" office:value="1500">
                <text:p>1500</text:p>
              </table:table-cell>
            </table:table-row>
            <table:table-row>
              <table:table-cell office:value-type="string">
                <text:p>XiFoam</text:p>
              </table:table-cell>
              <table:table-cell office:value-type="float" office:value="1470">
                <text:p>1470</text:p>
              </table:table-cell>
            </table:table-row>
            <table:table-row>
              <table:table-cell office:value-type="string">
                <text:p>mdFoam</text:p>
              </table:table-cell>
              <table:table-cell office:value-type="float" office:value="1460">
                <text:p>1460</text:p>
              </table:table-cell>
            </table:table-row>
            <table:table-row>
              <table:table-cell office:value-type="string">
                <text:p>icoUncoupledKinematicParcelFoam</text:p>
              </table:table-cell>
              <table:table-cell office:value-type="float" office:value="1390">
                <text:p>1390</text:p>
              </table:table-cell>
            </table:table-row>
            <table:table-row>
              <table:table-cell office:value-type="string">
                <text:p>cavitatingFoam</text:p>
              </table:table-cell>
              <table:table-cell office:value-type="float" office:value="1340">
                <text:p>1340</text:p>
              </table:table-cell>
            </table:table-row>
            <table:table-row>
              <table:table-cell office:value-type="string">
                <text:p>coldEngineFoam</text:p>
              </table:table-cell>
              <table:table-cell office:value-type="float" office:value="1310">
                <text:p>1310</text:p>
              </table:table-cell>
            </table:table-row>
            <table:table-row>
              <table:table-cell office:value-type="string">
                <text:p>scalarTransportFoam</text:p>
              </table:table-cell>
              <table:table-cell office:value-type="float" office:value="1290">
                <text:p>1290</text:p>
              </table:table-cell>
            </table:table-row>
            <table:table-row>
              <table:table-cell office:value-type="string">
                <text:p>adjointShapeOptimizationFoam</text:p>
              </table:table-cell>
              <table:table-cell office:value-type="float" office:value="1240">
                <text:p>1240</text:p>
              </table:table-cell>
            </table:table-row>
            <table:table-row>
              <table:table-cell office:value-type="string">
                <text:p>driftFluxFoam</text:p>
              </table:table-cell>
              <table:table-cell office:value-type="float" office:value="1220">
                <text:p>1220</text:p>
              </table:table-cell>
            </table:table-row>
            <table:table-row>
              <table:table-cell office:value-type="string">
                <text:p>sonicDyMFoam</text:p>
              </table:table-cell>
              <table:table-cell office:value-type="float" office:value="1160">
                <text:p>1160</text:p>
              </table:table-cell>
            </table:table-row>
            <table:table-row>
              <table:table-cell office:value-type="string">
                <text:p>multiphaseEulerFoam</text:p>
              </table:table-cell>
              <table:table-cell office:value-type="float" office:value="1130">
                <text:p>1130</text:p>
              </table:table-cell>
            </table:table-row>
            <table:table-row>
              <table:table-cell office:value-type="string">
                <text:p>rhoSimplecFoam</text:p>
              </table:table-cell>
              <table:table-cell office:value-type="float" office:value="1080">
                <text:p>1080</text:p>
              </table:table-cell>
            </table:table-row>
            <table:table-row>
              <table:table-cell office:value-type="string">
                <text:p>uncoupledKinematicParcelFoam</text:p>
              </table:table-cell>
              <table:table-cell office:value-type="float" office:value="908">
                <text:p>908</text:p>
              </table:table-cell>
            </table:table-row>
            <table:table-row>
              <table:table-cell office:value-type="string">
                <text:p>potentialFreeSurfaceFoam</text:p>
              </table:table-cell>
              <table:table-cell office:value-type="float" office:value="882">
                <text:p>882</text:p>
              </table:table-cell>
            </table:table-row>
            <table:table-row>
              <table:table-cell office:value-type="string">
                <text:p>coalChemistryFoam</text:p>
              </table:table-cell>
              <table:table-cell office:value-type="float" office:value="872">
                <text:p>872</text:p>
              </table:table-cell>
            </table:table-row>
            <table:table-row>
              <table:table-cell office:value-type="string">
                <text:p>reactingParcelFoam</text:p>
              </table:table-cell>
              <table:table-cell office:value-type="float" office:value="849">
                <text:p>849</text:p>
              </table:table-cell>
            </table:table-row>
            <table:table-row>
              <table:table-cell office:value-type="string">
                <text:p>compressibleMultiphaseInterFoam</text:p>
              </table:table-cell>
              <table:table-cell office:value-type="float" office:value="813">
                <text:p>813</text:p>
              </table:table-cell>
            </table:table-row>
            <table:table-row>
              <table:table-cell office:value-type="string">
                <text:p>chemFoam</text:p>
              </table:table-cell>
              <table:table-cell office:value-type="float" office:value="761">
                <text:p>761</text:p>
              </table:table-cell>
            </table:table-row>
            <table:table-row>
              <table:table-cell office:value-type="string">
                <text:p>interPhaseChangeDyMFoam</text:p>
              </table:table-cell>
              <table:table-cell office:value-type="float" office:value="738">
                <text:p>738</text:p>
              </table:table-cell>
            </table:table-row>
            <table:table-row>
              <table:table-cell office:value-type="string">
                <text:p>interMixingFoam</text:p>
              </table:table-cell>
              <table:table-cell office:value-type="float" office:value="691">
                <text:p>691</text:p>
              </table:table-cell>
            </table:table-row>
            <table:table-row>
              <table:table-cell office:value-type="string">
                <text:p>DPMFoam</text:p>
              </table:table-cell>
              <table:table-cell office:value-type="float" office:value="639">
                <text:p>639</text:p>
              </table:table-cell>
            </table:table-row>
            <table:table-row>
              <table:table-cell office:value-type="string">
                <text:p>rhoCentralDyMFoam</text:p>
              </table:table-cell>
              <table:table-cell office:value-type="float" office:value="541">
                <text:p>541</text:p>
              </table:table-cell>
            </table:table-row>
            <table:table-row>
              <table:table-cell office:value-type="string">
                <text:p>magneticFoam</text:p>
              </table:table-cell>
              <table:table-cell office:value-type="float" office:value="472">
                <text:p>472</text:p>
              </table:table-cell>
            </table:table-row>
            <table:table-row>
              <table:table-cell office:value-type="string">
                <text:p>cavitatingDyMFoam</text:p>
              </table:table-cell>
              <table:table-cell office:value-type="float" office:value="347">
                <text:p>347</text:p>
              </table:table-cell>
            </table:table-row>
            <table:table-row>
              <table:table-cell office:value-type="string">
                <text:p>thermoFoam</text:p>
              </table:table-cell>
              <table:table-cell office:value-type="float" office:value="336">
                <text:p>336</text:p>
              </table:table-cell>
            </table:table-row>
            <table:table-row>
              <table:table-cell office:value-type="string">
                <text:p>rhoReactingBuoyantFoam</text:p>
              </table:table-cell>
              <table:table-cell office:value-type="float" office:value="295">
                <text:p>295</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2.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